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3" table:number-columns-repeated="2" table:default-cell-style-name="ce4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style-name="ce3" office:value-type="float" office:value="9E-054" calcext:value-type="float">
            <text:p>9.00E-054</text:p>
          </table:table-cell>
          <table:table-cell table:style-name="ce3" office:value-type="float" office:value="5E-049" calcext:value-type="float">
            <text:p>5.00E-04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2E-164" calcext:value-type="float">
            <text:p>2.00E-164</text:p>
          </table:table-cell>
          <table:table-cell table:style-name="ce3" office:value-type="float" office:value="1E-040" calcext:value-type="float">
            <text:p>1.00E-040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6E-021" calcext:value-type="float">
            <text:p>6.00E-021</text:p>
          </table:table-cell>
          <table:table-cell table:style-name="ce3" office:value-type="float" office:value="1E-022" calcext:value-type="float">
            <text:p>1.00E-022</text:p>
          </table:table-cell>
          <table:table-cell table:style-name="ce3" office:value-type="float" office:value="6E-050" calcext:value-type="float">
            <text:p>6.00E-050</text:p>
          </table:table-cell>
          <table:table-cell table:style-name="ce3" office:value-type="float" office:value="3E-033" calcext:value-type="float">
            <text:p>3.00E-033</text:p>
          </table:table-cell>
          <table:table-cell table:style-name="ce3" office:value-type="float" office:value="4E-035" calcext:value-type="float">
            <text:p>4.00E-035</text:p>
          </table:table-cell>
          <table:table-cell table:style-name="ce3" office:value-type="float" office:value="5E-079" calcext:value-type="float">
            <text:p>5.00E-079</text:p>
          </table:table-cell>
          <table:table-cell table:style-name="ce3" office:value-type="float" office:value="5E-023" calcext:value-type="float">
            <text:p>5.00E-023</text:p>
          </table:table-cell>
          <table:table-cell table:style-name="ce3" office:value-type="float" office:value="2E-125" calcext:value-type="float">
            <text:p>2.00E-125</text:p>
          </table:table-cell>
          <table:table-cell table:style-name="ce3" office:value-type="float" office:value="1E-030" calcext:value-type="float">
            <text:p>1.00E-030</text:p>
          </table:table-cell>
          <table:table-cell table:style-name="ce3" office:value-type="float" office:value="0.0000000005" calcext:value-type="float">
            <text:p>5.00E-0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083" calcext:value-type="float">
            <text:p>3.00E-0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E-126" calcext:value-type="float">
            <text:p>7.00E-126</text:p>
          </table:table-cell>
          <table:table-cell table:style-name="ce3" office:value-type="float" office:value="0.0000009" calcext:value-type="float">
            <text:p>9.00E-007</text:p>
          </table:table-cell>
          <table:table-cell table:style-name="ce3" office:value-type="float" office:value="4E-043" calcext:value-type="float">
            <text:p>4.00E-043</text:p>
          </table:table-cell>
          <table:table-cell table:style-name="ce3" office:value-type="float" office:value="1E-159" calcext:value-type="float">
            <text:p>1.00E-15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2" calcext:value-type="float">
            <text:p>2.00E-009</text:p>
          </table:table-cell>
          <table:table-cell table:style-name="ce3" office:value-type="float" office:value="0.00000003" calcext:value-type="float">
            <text:p>3.00E-0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20" calcext:value-type="float">
            <text:p>2.00E-120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3E-148" calcext:value-type="float">
            <text:p>3.00E-148</text:p>
          </table:table-cell>
          <table:table-cell table:style-name="ce3" office:value-type="float" office:value="9E-125" calcext:value-type="float">
            <text:p>9.00E-125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style-name="ce3" office:value-type="float" office:value="5E-063" calcext:value-type="float">
            <text:p>5.00E-063</text:p>
          </table:table-cell>
          <table:table-cell table:style-name="ce3" office:value-type="float" office:value="2E-152" calcext:value-type="float">
            <text:p>2.00E-152</text:p>
          </table:table-cell>
          <table:table-cell table:style-name="ce3" office:value-type="float" office:value="9E-153" calcext:value-type="float">
            <text:p>9.00E-1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0.00000009" calcext:value-type="float">
            <text:p>9.00E-008</text:p>
          </table:table-cell>
          <table:table-cell table:style-name="ce3" office:value-type="float" office:value="2E-119" calcext:value-type="float">
            <text:p>2.00E-119</text:p>
          </table:table-cell>
          <table:table-cell table:style-name="ce3" office:value-type="float" office:value="2E-021" calcext:value-type="float">
            <text:p>2.00E-021</text:p>
          </table:table-cell>
          <table:table-cell table:style-name="ce3" office:value-type="float" office:value="0.0000000000001" calcext:value-type="float">
            <text:p>1.00E-013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4E-023" calcext:value-type="float">
            <text:p>4.00E-023</text:p>
          </table:table-cell>
          <table:table-cell table:style-name="ce3" office:value-type="float" office:value="3E-130" calcext:value-type="float">
            <text:p>3.00E-130</text:p>
          </table:table-cell>
          <table:table-cell table:style-name="ce3" office:value-type="float" office:value="5E-073" calcext:value-type="float">
            <text:p>5.00E-073</text:p>
          </table:table-cell>
          <table:table-cell table:style-name="ce3" office:value-type="float" office:value="1E-040" calcext:value-type="float">
            <text:p>1.00E-040</text:p>
          </table:table-cell>
          <table:table-cell table:style-name="ce3" office:value-type="float" office:value="4E-025" calcext:value-type="float">
            <text:p>4.00E-025</text:p>
          </table:table-cell>
          <table:table-cell table:style-name="ce3" office:value-type="float" office:value="2E-019" calcext:value-type="float">
            <text:p>2.00E-019</text:p>
          </table:table-cell>
          <table:table-cell table:style-name="ce3" office:value-type="float" office:value="8E-045" calcext:value-type="float">
            <text:p>8.00E-045</text:p>
          </table:table-cell>
          <table:table-cell table:style-name="ce3" office:value-type="float" office:value="7E-035" calcext:value-type="float">
            <text:p>7.00E-0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8E-021" calcext:value-type="float">
            <text:p>8.00E-021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1E-018" calcext:value-type="float">
            <text:p>1.00E-018</text:p>
          </table:table-cell>
          <table:table-cell table:style-name="ce3" office:value-type="float" office:value="8E-036" calcext:value-type="float">
            <text:p>8.00E-036</text:p>
          </table:table-cell>
          <table:table-cell table:style-name="ce3" office:value-type="float" office:value="8E-016" calcext:value-type="float">
            <text:p>8.00E-016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ce3" office:value-type="float" office:value="2E-029" calcext:value-type="float">
            <text:p>2.00E-029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0.000000000003" calcext:value-type="float">
            <text:p>3.00E-0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075" calcext:value-type="float">
            <text:p>5.00E-075</text:p>
          </table:table-cell>
          <table:table-cell table:style-name="ce3" office:value-type="float" office:value="1E-056" calcext:value-type="float">
            <text:p>1.00E-056</text:p>
          </table:table-cell>
          <table:table-cell table:style-name="ce3" office:value-type="float" office:value="2E-021" calcext:value-type="float">
            <text:p>2.00E-021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3E-042" calcext:value-type="float">
            <text:p>3.00E-042</text:p>
          </table:table-cell>
          <table:table-cell table:style-name="ce3" office:value-type="float" office:value="6E-046" calcext:value-type="float">
            <text:p>6.00E-046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style-name="ce3" office:value-type="float" office:value="0.0000005" calcext:value-type="float">
            <text:p>5.00E-0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150" calcext:value-type="float">
            <text:p>7.00E-150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7E-048" calcext:value-type="float">
            <text:p>7.00E-048</text:p>
          </table:table-cell>
          <table:table-cell table:style-name="ce3" office:value-type="float" office:value="0.0000009" calcext:value-type="float">
            <text:p>9.00E-007</text:p>
          </table:table-cell>
          <table:table-cell table:style-name="ce3" office:value-type="float" office:value="4E-118" calcext:value-type="float">
            <text:p>4.00E-118</text:p>
          </table:table-cell>
          <table:table-cell table:style-name="ce3" office:value-type="float" office:value="6E-022" calcext:value-type="float">
            <text:p>6.00E-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1" calcext:value-type="float">
            <text:p>1.00E-012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4E-130" calcext:value-type="float">
            <text:p>4.00E-130</text:p>
          </table:table-cell>
          <table:table-cell table:style-name="ce3" office:value-type="float" office:value="3E-077" calcext:value-type="float">
            <text:p>3.00E-077</text:p>
          </table:table-cell>
          <table:table-cell table:style-name="ce3" office:value-type="float" office:value="4E-041" calcext:value-type="float">
            <text:p>4.00E-041</text:p>
          </table:table-cell>
          <table:table-cell table:style-name="ce3" office:value-type="float" office:value="3E-021" calcext:value-type="float">
            <text:p>3.00E-021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4E-038" calcext:value-type="float">
            <text:p>4.00E-038</text:p>
          </table:table-cell>
          <table:table-cell table:style-name="ce3" office:value-type="float" office:value="1E-135" calcext:value-type="float">
            <text:p>1.00E-135</text:p>
          </table:table-cell>
          <table:table-cell table:style-name="ce3" office:value-type="float" office:value="2E-029" calcext:value-type="float">
            <text:p>2.00E-02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2E-097" calcext:value-type="float">
            <text:p>2.00E-097</text:p>
          </table:table-cell>
          <table:table-cell table:style-name="ce3" office:value-type="float" office:value="9E-038" calcext:value-type="float">
            <text:p>9.00E-038</text:p>
          </table:table-cell>
          <table:table-cell table:style-name="ce3" office:value-type="float" office:value="4E-015" calcext:value-type="float">
            <text:p>4.00E-015</text:p>
          </table:table-cell>
          <table:table-cell table:style-name="ce3" office:value-type="float" office:value="0.0000000004" calcext:value-type="float">
            <text:p>4.00E-010</text:p>
          </table:table-cell>
          <table:table-cell table:style-name="ce3" office:value-type="float" office:value="2E-082" calcext:value-type="float">
            <text:p>2.00E-082</text:p>
          </table:table-cell>
          <table:table-cell table:style-name="ce3" office:value-type="float" office:value="1E-178" calcext:value-type="float">
            <text:p>1.00E-178</text:p>
          </table:table-cell>
          <table:table-cell table:style-name="ce3" office:value-type="float" office:value="2E-025" calcext:value-type="float">
            <text:p>2.00E-0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079" calcext:value-type="float">
            <text:p>1.00E-079</text:p>
          </table:table-cell>
          <table:table-cell table:style-name="ce3" office:value-type="float" office:value="7E-058" calcext:value-type="float">
            <text:p>7.00E-058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1E-031" calcext:value-type="float">
            <text:p>1.00E-031</text:p>
          </table:table-cell>
          <table:table-cell table:style-name="ce3" office:value-type="float" office:value="2E-046" calcext:value-type="float">
            <text:p>2.00E-046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style-name="ce3" office:value-type="float" office:value="1E-064" calcext:value-type="float">
            <text:p>1.00E-0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128" calcext:value-type="float">
            <text:p>1.00E-128</text:p>
          </table:table-cell>
          <table:table-cell table:style-name="ce3" office:value-type="float" office:value="0.000000004" calcext:value-type="float">
            <text:p>4.00E-009</text:p>
          </table:table-cell>
          <table:table-cell table:style-name="ce3" office:value-type="float" office:value="5E-053" calcext:value-type="float">
            <text:p>5.00E-053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3E-108" calcext:value-type="float">
            <text:p>3.00E-108</text:p>
          </table:table-cell>
          <table:table-cell table:style-name="ce3" office:value-type="float" office:value="8E-022" calcext:value-type="float">
            <text:p>8.00E-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2" calcext:value-type="float">
            <text:p>2.00E-013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1E-140" calcext:value-type="float">
            <text:p>1.00E-140</text:p>
          </table:table-cell>
          <table:table-cell table:style-name="ce3" office:value-type="float" office:value="2E-077" calcext:value-type="float">
            <text:p>2.00E-077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6E-026" calcext:value-type="float">
            <text:p>6.00E-026</text:p>
          </table:table-cell>
          <table:table-cell table:style-name="ce3" office:value-type="float" office:value="3E-170" calcext:value-type="float">
            <text:p>3.00E-170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2E-036" calcext:value-type="float">
            <text:p>2.00E-0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E-027" calcext:value-type="float">
            <text:p>9.00E-027</text:p>
          </table:table-cell>
          <table:table-cell table:style-name="ce3" office:value-type="float" office:value="3E-021" calcext:value-type="float">
            <text:p>3.00E-021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21" calcext:value-type="float">
            <text:p>2.00E-021</text:p>
          </table:table-cell>
          <table:table-cell table:style-name="ce3" office:value-type="float" office:value="1E-085" calcext:value-type="float">
            <text:p>1.00E-085</text:p>
          </table:table-cell>
          <table:table-cell table:style-name="ce3" office:value-type="float" office:value="2E-035" calcext:value-type="float">
            <text:p>2.00E-035</text:p>
          </table:table-cell>
          <table:table-cell table:style-name="ce3" office:value-type="float" office:value="4E-015" calcext:value-type="float">
            <text:p>4.00E-015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ce3" office:value-type="float" office:value="8E-084" calcext:value-type="float">
            <text:p>8.00E-0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024" calcext:value-type="float">
            <text:p>1.00E-024</text:p>
          </table:table-cell>
          <table:table-cell table:style-name="ce3" office:value-type="float" office:value="0.00000007" calcext:value-type="float">
            <text:p>7.00E-008</text:p>
          </table:table-cell>
          <table:table-cell table:style-name="ce3" office:value-type="float" office:value="8E-073" calcext:value-type="float">
            <text:p>8.00E-073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1E-022" calcext:value-type="float">
            <text:p>1.00E-022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1E-033" calcext:value-type="float">
            <text:p>1.00E-033</text:p>
          </table:table-cell>
          <table:table-cell table:style-name="ce3" office:value-type="float" office:value="9E-046" calcext:value-type="float">
            <text:p>9.00E-046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style-name="ce3" office:value-type="float" office:value="1E-060" calcext:value-type="float">
            <text:p>1.00E-0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151" calcext:value-type="float">
            <text:p>3.00E-151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2E-051" calcext:value-type="float">
            <text:p>2.00E-051</text:p>
          </table:table-cell>
          <table:table-cell table:style-name="ce3" office:value-type="float" office:value="0.00000007" calcext:value-type="float">
            <text:p>7.00E-008</text:p>
          </table:table-cell>
          <table:table-cell table:style-name="ce3" office:value-type="float" office:value="1E-114" calcext:value-type="float">
            <text:p>1.00E-114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0.000000000007" calcext:value-type="float">
            <text:p>7.00E-012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2E-133" calcext:value-type="float">
            <text:p>2.00E-133</text:p>
          </table:table-cell>
          <table:table-cell table:style-name="ce3" office:value-type="float" office:value="2E-082" calcext:value-type="float">
            <text:p>2.00E-082</text:p>
          </table:table-cell>
          <table:table-cell table:style-name="ce3" office:value-type="float" office:value="5E-043" calcext:value-type="float">
            <text:p>5.00E-043</text:p>
          </table:table-cell>
          <table:table-cell table:style-name="ce3" office:value-type="float" office:value="4E-026" calcext:value-type="float">
            <text:p>4.00E-026</text:p>
          </table:table-cell>
          <table:table-cell table:style-name="ce3" office:value-type="float" office:value="6E-163" calcext:value-type="float">
            <text:p>6.00E-163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1E-136" calcext:value-type="float">
            <text:p>1.00E-1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025" calcext:value-type="float">
            <text:p>5.00E-025</text:p>
          </table:table-cell>
          <table:table-cell table:style-name="ce3" office:value-type="float" office:value="9E-024" calcext:value-type="float">
            <text:p>9.00E-024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3E-085" calcext:value-type="float">
            <text:p>3.00E-085</text:p>
          </table:table-cell>
          <table:table-cell table:style-name="ce3" office:value-type="float" office:value="1E-128" calcext:value-type="float">
            <text:p>1.00E-128</text:p>
          </table:table-cell>
          <table:table-cell table:style-name="ce3" office:value-type="float" office:value="3E-020" calcext:value-type="float">
            <text:p>3.00E-020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3E-078" calcext:value-type="float">
            <text:p>3.00E-078</text:p>
          </table:table-cell>
          <table:table-cell table:style-name="ce3" office:value-type="float" office:value="0.000001" calcext:value-type="float">
            <text:p>1.00E-006</text:p>
          </table:table-cell>
          <table:table-cell table:style-name="ce3" office:value-type="float" office:value="6E-028" calcext:value-type="float">
            <text:p>6.00E-028</text:p>
          </table:table-cell>
          <table:table-cell table:style-name="ce3" office:value-type="float" office:value="0.0000000000004" calcext:value-type="float">
            <text:p>4.00E-013</text:p>
          </table:table-cell>
          <table:table-cell table:style-name="ce3" office:value-type="float" office:value="3E-073" calcext:value-type="float">
            <text:p>3.00E-073</text:p>
          </table:table-cell>
          <table:table-cell table:style-name="ce3" office:value-type="float" office:value="6E-061" calcext:value-type="float">
            <text:p>6.00E-061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9E-050" calcext:value-type="float">
            <text:p>9.00E-050</text:p>
          </table:table-cell>
          <table:table-cell table:style-name="ce3" office:value-type="float" office:value="5E-048" calcext:value-type="float">
            <text:p>5.00E-048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style-name="ce3" office:value-type="float" office:value="2E-066" calcext:value-type="float">
            <text:p>2.00E-0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094" calcext:value-type="float">
            <text:p>1.00E-094</text:p>
          </table:table-cell>
          <table:table-cell table:style-name="ce3" office:value-type="float" office:value="0.0000003" calcext:value-type="float">
            <text:p>3.00E-007</text:p>
          </table:table-cell>
          <table:table-cell table:style-name="ce3" office:value-type="float" office:value="9E-059" calcext:value-type="float">
            <text:p>9.00E-059</text:p>
          </table:table-cell>
          <table:table-cell table:style-name="ce3" office:value-type="float" office:value="0.0000001" calcext:value-type="float">
            <text:p>1.00E-007</text:p>
          </table:table-cell>
          <table:table-cell table:style-name="ce3" office:value-type="float" office:value="1E-088" calcext:value-type="float">
            <text:p>1.00E-088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0.00000000000005" calcext:value-type="float">
            <text:p>5.00E-014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2E-047" calcext:value-type="float">
            <text:p>2.00E-047</text:p>
          </table:table-cell>
          <table:table-cell table:style-name="ce3" office:value-type="float" office:value="1E-142" calcext:value-type="float">
            <text:p>1.00E-142</text:p>
          </table:table-cell>
          <table:table-cell table:style-name="ce3" office:value-type="float" office:value="1E-081" calcext:value-type="float">
            <text:p>1.00E-081</text:p>
          </table:table-cell>
          <table:table-cell table:style-name="ce3" office:value-type="float" office:value="3E-042" calcext:value-type="float">
            <text:p>3.00E-042</text:p>
          </table:table-cell>
          <table:table-cell table:style-name="ce3" office:value-type="float" office:value="1E-024" calcext:value-type="float">
            <text:p>1.00E-024</text:p>
          </table:table-cell>
          <table:table-cell table:style-name="ce3" office:value-type="float" office:value="2E-175" calcext:value-type="float">
            <text:p>2.00E-175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1E-027" calcext:value-type="float">
            <text:p>1.00E-027</text:p>
          </table:table-cell>
          <table:table-cell table:style-name="ce3" office:value-type="float" office:value="8E-050" calcext:value-type="float">
            <text:p>8.00E-050</text:p>
          </table:table-cell>
          <table:table-cell table:style-name="ce3" office:value-type="float" office:value="6E-022" calcext:value-type="float">
            <text:p>6.00E-022</text:p>
          </table:table-cell>
          <table:table-cell table:style-name="ce3" office:value-type="float" office:value="5E-021" calcext:value-type="float">
            <text:p>5.00E-021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1E-029" calcext:value-type="float">
            <text:p>1.00E-029</text:p>
          </table:table-cell>
          <table:table-cell table:style-name="ce3" office:value-type="float" office:value="6E-029" calcext:value-type="float">
            <text:p>6.00E-029</text:p>
          </table:table-cell>
          <table:table-cell table:style-name="ce3" office:value-type="float" office:value="0.000009" calcext:value-type="float">
            <text:p>9.00E-006</text:p>
          </table:table-cell>
          <table:table-cell table:style-name="ce3" office:value-type="float" office:value="0.0000000007" calcext:value-type="float">
            <text:p>7.00E-010</text:p>
          </table:table-cell>
          <table:table-cell table:style-name="ce3" office:value-type="float" office:value="2E-083" calcext:value-type="float">
            <text:p>2.00E-083</text:p>
          </table:table-cell>
          <table:table-cell table:style-name="ce3" office:value-type="float" office:value="3E-017" calcext:value-type="float">
            <text:p>3.00E-017</text:p>
          </table:table-cell>
          <table:table-cell table:style-name="ce3" office:value-type="float" office:value="8E-026" calcext:value-type="float">
            <text:p>8.00E-026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3E-073" calcext:value-type="float">
            <text:p>3.00E-073</text:p>
          </table:table-cell>
          <table:table-cell table:style-name="ce3" office:value-type="float" office:value="4E-046" calcext:value-type="float">
            <text:p>4.00E-046</text:p>
          </table:table-cell>
          <table:table-cell table:style-name="ce3" office:value-type="float" office:value="2E-023" calcext:value-type="float">
            <text:p>2.00E-023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7E-042" calcext:value-type="float">
            <text:p>7.00E-042</text:p>
          </table:table-cell>
          <table:table-cell table:style-name="ce3" office:value-type="float" office:value="8E-046" calcext:value-type="float">
            <text:p>8.00E-046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table:style-name="ce3" office:value-type="float" office:value="0.0000000008" calcext:value-type="float">
            <text:p>8.00E-0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0.000000000008" calcext:value-type="float">
            <text:p>8.00E-012</text:p>
          </table:table-cell>
          <table:table-cell table:style-name="ce3" office:value-type="float" office:value="1E-068" calcext:value-type="float">
            <text:p>1.00E-068</text:p>
          </table:table-cell>
          <table:table-cell table:style-name="ce3" office:value-type="float" office:value="0.000007" calcext:value-type="float">
            <text:p>7.00E-006</text:p>
          </table:table-cell>
          <table:table-cell table:style-name="ce3" office:value-type="float" office:value="5E-139" calcext:value-type="float">
            <text:p>5.00E-139</text:p>
          </table:table-cell>
          <table:table-cell table:style-name="ce3" office:value-type="float" office:value="0.000000000008" calcext:value-type="float">
            <text:p>8.00E-0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0.00000000006" calcext:value-type="float">
            <text:p>6.00E-011</text:p>
          </table:table-cell>
          <table:table-cell table:style-name="ce3" office:value-type="float" office:value="9E-074" calcext:value-type="float">
            <text:p>9.00E-074</text:p>
          </table:table-cell>
          <table:table-cell table:style-name="ce3" office:value-type="float" office:value="1E-112" calcext:value-type="float">
            <text:p>1.00E-112</text:p>
          </table:table-cell>
          <table:table-cell table:style-name="ce3" office:value-type="float" office:value="5E-033" calcext:value-type="float">
            <text:p>5.00E-033</text:p>
          </table:table-cell>
          <table:table-cell table:style-name="ce3" office:value-type="float" office:value="1E-028" calcext:value-type="float">
            <text:p>1.00E-0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3E-050" calcext:value-type="float">
            <text:p>3.00E-0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061" calcext:value-type="float">
            <text:p>4.00E-061</text:p>
          </table:table-cell>
          <table:table-cell table:style-name="ce3" office:value-type="float" office:value="1E-021" calcext:value-type="float">
            <text:p>1.00E-021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23" calcext:value-type="float">
            <text:p>5.00E-023</text:p>
          </table:table-cell>
          <table:table-cell table:style-name="ce3" office:value-type="float" office:value="3E-095" calcext:value-type="float">
            <text:p>3.00E-095</text:p>
          </table:table-cell>
          <table:table-cell table:style-name="ce3" office:value-type="float" office:value="3E-050" calcext:value-type="float">
            <text:p>3.00E-050</text:p>
          </table:table-cell>
          <table:table-cell table:style-name="ce3" office:value-type="float" office:value="2E-026" calcext:value-type="float">
            <text:p>2.00E-026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1E-077" calcext:value-type="float">
            <text:p>1.00E-077</text:p>
          </table:table-cell>
          <table:table-cell table:style-name="ce3" office:value-type="float" office:value="6E-162" calcext:value-type="float">
            <text:p>6.00E-162</text:p>
          </table:table-cell>
          <table:table-cell table:style-name="ce3" office:value-type="float" office:value="2E-040" calcext:value-type="float">
            <text:p>2.00E-040</text:p>
          </table:table-cell>
          <table:table-cell table:style-name="ce3" office:value-type="float" office:value="0.0000000004" calcext:value-type="float">
            <text:p>4.00E-010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9E-056" calcext:value-type="float">
            <text:p>9.00E-056</text:p>
          </table:table-cell>
          <table:table-cell table:style-name="ce3" office:value-type="float" office:value="0.00000000009" calcext:value-type="float">
            <text:p>9.00E-011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5E-049" calcext:value-type="float">
            <text:p>5.00E-049</text:p>
          </table:table-cell>
          <table:table-cell table:style-name="ce3" office:value-type="float" office:value="0.00000002" calcext:value-type="float">
            <text:p>2.00E-008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162" calcext:value-type="float">
            <text:p>7.00E-162</text:p>
          </table:table-cell>
          <table:table-cell table:style-name="ce3" office:value-type="float" office:value="1E-016" calcext:value-type="float">
            <text:p>1.00E-016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3E-140" calcext:value-type="float">
            <text:p>3.00E-140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7" calcext:value-type="float">
            <text:p>7.00E-012</text:p>
          </table:table-cell>
          <table:table-cell table:style-name="ce3" office:value-type="float" office:value="0.00000000000003" calcext:value-type="float">
            <text:p>3.00E-014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1E-163" calcext:value-type="float">
            <text:p>1.00E-163</text:p>
          </table:table-cell>
          <table:table-cell table:style-name="ce3" office:value-type="float" office:value="2E-117" calcext:value-type="float">
            <text:p>2.00E-117</text:p>
          </table:table-cell>
          <table:table-cell table:style-name="ce3" office:value-type="float" office:value="6E-041" calcext:value-type="float">
            <text:p>6.00E-041</text:p>
          </table:table-cell>
          <table:table-cell table:style-name="ce3" office:value-type="float" office:value="6E-028" calcext:value-type="float">
            <text:p>6.00E-0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6E-027" calcext:value-type="float">
            <text:p>6.00E-0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45" calcext:value-type="float">
            <text:p>2.00E-045</text:p>
          </table:table-cell>
          <table:table-cell table:style-name="ce3" office:value-type="float" office:value="0.0000000000002" calcext:value-type="float">
            <text:p>2.00E-013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23" calcext:value-type="float">
            <text:p>6.00E-023</text:p>
          </table:table-cell>
          <table:table-cell table:style-name="ce3" office:value-type="float" office:value="1E-090" calcext:value-type="float">
            <text:p>1.00E-090</text:p>
          </table:table-cell>
          <table:table-cell table:style-name="ce3" office:value-type="float" office:value="3E-028" calcext:value-type="float">
            <text:p>3.00E-028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0.0000000000001" calcext:value-type="float">
            <text:p>1.00E-013</text:p>
          </table:table-cell>
          <table:table-cell table:style-name="ce3" office:value-type="float" office:value="4E-085" calcext:value-type="float">
            <text:p>4.00E-085</text:p>
          </table:table-cell>
          <table:table-cell table:style-name="ce3" office:value-type="float" office:value="2E-178" calcext:value-type="float">
            <text:p>2.00E-178</text:p>
          </table:table-cell>
          <table:table-cell table:style-name="ce3" office:value-type="float" office:value="2E-026" calcext:value-type="float">
            <text:p>2.00E-026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2E-045" calcext:value-type="float">
            <text:p>2.00E-045</text:p>
          </table:table-cell>
          <table:table-cell table:style-name="ce3" office:value-type="float" office:value="1E-061" calcext:value-type="float">
            <text:p>1.00E-061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2E-054" calcext:value-type="float">
            <text:p>2.00E-054</text:p>
          </table:table-cell>
          <table:table-cell table:style-name="ce3" office:value-type="float" office:value="1E-047" calcext:value-type="float">
            <text:p>1.00E-047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style-name="ce3" office:value-type="float" office:value="2E-119" calcext:value-type="float">
            <text:p>2.00E-1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3E-084" calcext:value-type="float">
            <text:p>3.00E-0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154" calcext:value-type="float">
            <text:p>3.00E-154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0.000007" calcext:value-type="float">
            <text:p>7.00E-006</text:p>
          </table:table-cell>
          <table:table-cell table:style-name="ce3" office:value-type="float" office:value="2E-134" calcext:value-type="float">
            <text:p>2.00E-1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043" calcext:value-type="float">
            <text:p>1.00E-043</text:p>
          </table:table-cell>
          <table:table-cell table:style-name="ce3" office:value-type="float" office:value="1E-022" calcext:value-type="float">
            <text:p>1.00E-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5E-039" calcext:value-type="float">
            <text:p>5.00E-0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074" calcext:value-type="float">
            <text:p>4.00E-074</text:p>
          </table:table-cell>
          <table:table-cell table:style-name="ce3" office:value-type="float" office:value="0.000000000006" calcext:value-type="float">
            <text:p>6.00E-012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22" calcext:value-type="float">
            <text:p>4.00E-022</text:p>
          </table:table-cell>
          <table:table-cell table:style-name="ce3" office:value-type="float" office:value="1E-069" calcext:value-type="float">
            <text:p>1.00E-069</text:p>
          </table:table-cell>
          <table:table-cell table:style-name="ce3" office:value-type="float" office:value="3E-037" calcext:value-type="float">
            <text:p>3.00E-037</text:p>
          </table:table-cell>
          <table:table-cell table:style-name="ce3" office:value-type="float" office:value="4E-021" calcext:value-type="float">
            <text:p>4.00E-021</text:p>
          </table:table-cell>
          <table:table-cell table:style-name="ce3" office:value-type="float" office:value="0.000000008" calcext:value-type="float">
            <text:p>8.00E-009</text:p>
          </table:table-cell>
          <table:table-cell table:style-name="ce3" office:value-type="float" office:value="6E-085" calcext:value-type="float">
            <text:p>6.00E-085</text:p>
          </table:table-cell>
          <table:table-cell table:style-name="ce3" office:value-type="float" office:value="2E-017" calcext:value-type="float">
            <text:p>2.00E-017</text:p>
          </table:table-cell>
          <table:table-cell table:style-name="ce3" office:value-type="float" office:value="3E-027" calcext:value-type="float">
            <text:p>3.00E-027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6E-060" calcext:value-type="float">
            <text:p>6.00E-060</text:p>
          </table:table-cell>
          <table:table-cell table:style-name="ce3" office:value-type="float" office:value="1E-029" calcext:value-type="float">
            <text:p>1.00E-029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2E-035" calcext:value-type="float">
            <text:p>2.00E-035</text:p>
          </table:table-cell>
          <table:table-cell table:style-name="ce3" office:value-type="float" office:value="1E-049" calcext:value-type="float">
            <text:p>1.00E-049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style-name="ce3" office:value-type="float" office:value="2E-091" calcext:value-type="float">
            <text:p>2.00E-0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75" calcext:value-type="float">
            <text:p>2.00E-175</text:p>
          </table:table-cell>
          <table:table-cell table:style-name="ce3" office:value-type="float" office:value="2E-040" calcext:value-type="float">
            <text:p>2.00E-040</text:p>
          </table:table-cell>
          <table:table-cell table:style-name="ce3" office:value-type="float" office:value="4E-055" calcext:value-type="float">
            <text:p>4.00E-0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144" calcext:value-type="float">
            <text:p>3.00E-144</text:p>
          </table:table-cell>
          <table:table-cell table:style-name="ce3" office:value-type="float" office:value="0.00000000004" calcext:value-type="float">
            <text:p>4.00E-0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1" calcext:value-type="float">
            <text:p>1.00E-012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5E-118" calcext:value-type="float">
            <text:p>5.00E-118</text:p>
          </table:table-cell>
          <table:table-cell table:style-name="ce3" office:value-type="float" office:value="2E-155" calcext:value-type="float">
            <text:p>2.00E-155</text:p>
          </table:table-cell>
          <table:table-cell table:style-name="ce3" office:value-type="float" office:value="8E-021" calcext:value-type="float">
            <text:p>8.00E-021</text:p>
          </table:table-cell>
          <table:table-cell table:style-name="ce3" office:value-type="float" office:value="9E-026" calcext:value-type="float">
            <text:p>9.00E-026</text:p>
          </table:table-cell>
          <table:table-cell table:style-name="ce3" office:value-type="float" office:value="0.00000000009" calcext:value-type="float">
            <text:p>9.00E-011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5E-022" calcext:value-type="float">
            <text:p>5.00E-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043" calcext:value-type="float">
            <text:p>7.00E-043</text:p>
          </table:table-cell>
          <table:table-cell table:style-name="ce3" office:value-type="float" office:value="2E-018" calcext:value-type="float">
            <text:p>2.00E-018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24" calcext:value-type="float">
            <text:p>5.00E-024</text:p>
          </table:table-cell>
          <table:table-cell table:style-name="ce3" office:value-type="float" office:value="1E-087" calcext:value-type="float">
            <text:p>1.00E-087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7E-026" calcext:value-type="float">
            <text:p>7.00E-026</text:p>
          </table:table-cell>
          <table:table-cell table:style-name="ce3" office:value-type="float" office:value="0.000000002" calcext:value-type="float">
            <text:p>2.00E-009</text:p>
          </table:table-cell>
          <table:table-cell table:style-name="ce3" office:value-type="float" office:value="2E-086" calcext:value-type="float">
            <text:p>2.00E-086</text:p>
          </table:table-cell>
          <table:table-cell table:style-name="ce3" office:value-type="float" office:value="4E-162" calcext:value-type="float">
            <text:p>4.00E-162</text:p>
          </table:table-cell>
          <table:table-cell table:number-columns-repeated="2" table:style-name="ce3" office:value-type="float" office:value="1E-025" calcext:value-type="float">
            <text:p>1.00E-025</text:p>
          </table:table-cell>
          <table:table-cell table:style-name="ce3" office:value-type="float" office:value="1E-057" calcext:value-type="float">
            <text:p>1.00E-057</text:p>
          </table:table-cell>
          <table:table-cell table:style-name="ce3" office:value-type="float" office:value="2E-060" calcext:value-type="float">
            <text:p>2.00E-060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3E-055" calcext:value-type="float">
            <text:p>3.00E-055</text:p>
          </table:table-cell>
          <table:table-cell table:style-name="ce3" office:value-type="float" office:value="2E-056" calcext:value-type="float">
            <text:p>2.00E-056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style-name="ce3" office:value-type="float" office:value="0.000004" calcext:value-type="float">
            <text:p>4.00E-0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73" calcext:value-type="float">
            <text:p>2.00E-173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3E-061" calcext:value-type="float">
            <text:p>3.00E-061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7E-146" calcext:value-type="float">
            <text:p>7.00E-146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0.0000007" calcext:value-type="float">
            <text:p>7.00E-007</text:p>
          </table:table-cell>
          <table:table-cell table:style-name="ce3" office:value-type="float" office:value="0.0000000000001" calcext:value-type="float">
            <text:p>1.00E-013</text:p>
          </table:table-cell>
          <table:table-cell table:style-name="ce3" office:value-type="float" office:value="0.000000000008" calcext:value-type="float">
            <text:p>8.00E-012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2E-155" calcext:value-type="float">
            <text:p>2.00E-155</text:p>
          </table:table-cell>
          <table:table-cell table:style-name="ce3" office:value-type="float" office:value="8E-156" calcext:value-type="float">
            <text:p>8.00E-156</text:p>
          </table:table-cell>
          <table:table-cell table:style-name="ce3" office:value-type="float" office:value="1E-041" calcext:value-type="float">
            <text:p>1.00E-041</text:p>
          </table:table-cell>
          <table:table-cell table:style-name="ce3" office:value-type="float" office:value="9E-024" calcext:value-type="float">
            <text:p>9.00E-024</text:p>
          </table:table-cell>
          <table:table-cell table:style-name="ce3" office:value-type="float" office:value="0.0000000003" calcext:value-type="float">
            <text:p>3.00E-010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8E-041" calcext:value-type="float">
            <text:p>8.00E-041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4E-046" calcext:value-type="float">
            <text:p>4.00E-04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E-023" calcext:value-type="float">
            <text:p>1.00E-023</text:p>
          </table:table-cell>
          <table:table-cell table:style-name="ce3" office:value-type="float" office:value="1E-090" calcext:value-type="float">
            <text:p>1.00E-090</text:p>
          </table:table-cell>
          <table:table-cell table:style-name="ce3" office:value-type="float" office:value="2E-038" calcext:value-type="float">
            <text:p>2.00E-038</text:p>
          </table:table-cell>
          <table:table-cell table:style-name="ce3" office:value-type="float" office:value="9E-027" calcext:value-type="float">
            <text:p>9.00E-027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2E-090" calcext:value-type="float">
            <text:p>2.00E-090</text:p>
          </table:table-cell>
          <table:table-cell table:style-name="ce3" office:value-type="float" office:value="0.0000000000008" calcext:value-type="float">
            <text:p>8.00E-013</text:p>
          </table:table-cell>
          <table:table-cell table:style-name="ce3" office:value-type="float" office:value="2E-025" calcext:value-type="float">
            <text:p>2.00E-025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2E-057" calcext:value-type="float">
            <text:p>2.00E-057</text:p>
          </table:table-cell>
          <table:table-cell table:style-name="ce3" office:value-type="float" office:value="2E-061" calcext:value-type="float">
            <text:p>2.00E-061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1E-052" calcext:value-type="float">
            <text:p>1.00E-052</text:p>
          </table:table-cell>
          <table:table-cell table:style-name="ce3" office:value-type="float" office:value="5E-057" calcext:value-type="float">
            <text:p>5.00E-057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style-name="ce3" office:value-type="float" office:value="1E-085" calcext:value-type="float">
            <text:p>1.00E-0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177" calcext:value-type="float">
            <text:p>4.00E-177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6E-071" calcext:value-type="float">
            <text:p>6.00E-0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E-129" calcext:value-type="float">
            <text:p>6.00E-129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2" calcext:value-type="float">
            <text:p>2.00E-009</text:p>
          </table:table-cell>
          <table:table-cell table:style-name="ce3" office:value-type="float" office:value="5E-015" calcext:value-type="float">
            <text:p>5.00E-015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4" calcext:value-type="float">
            <text:p>4.00E-0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152" calcext:value-type="float">
            <text:p>4.00E-152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1E-025" calcext:value-type="float">
            <text:p>1.00E-0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E-115" calcext:value-type="float">
            <text:p>8.00E-115</text:p>
          </table:table-cell>
          <table:table-cell table:style-name="ce3" office:value-type="float" office:value="9E-039" calcext:value-type="float">
            <text:p>9.00E-0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59" calcext:value-type="float">
            <text:p>2.00E-059</text:p>
          </table:table-cell>
          <table:table-cell table:style-name="ce3" office:value-type="float" office:value="7E-018" calcext:value-type="float">
            <text:p>7.00E-018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15" calcext:value-type="float">
            <text:p>2.00E-015</text:p>
          </table:table-cell>
          <table:table-cell table:style-name="ce3" office:value-type="float" office:value="2E-076" calcext:value-type="float">
            <text:p>2.00E-076</text:p>
          </table:table-cell>
          <table:table-cell table:style-name="ce3" office:value-type="float" office:value="2E-037" calcext:value-type="float">
            <text:p>2.00E-037</text:p>
          </table:table-cell>
          <table:table-cell table:style-name="ce3" office:value-type="float" office:value="2E-031" calcext:value-type="float">
            <text:p>2.00E-031</text:p>
          </table:table-cell>
          <table:table-cell table:style-name="ce3" office:value-type="float" office:value="0.0000000008" calcext:value-type="float">
            <text:p>8.00E-010</text:p>
          </table:table-cell>
          <table:table-cell table:style-name="ce3" office:value-type="float" office:value="3E-082" calcext:value-type="float">
            <text:p>3.00E-082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9E-025" calcext:value-type="float">
            <text:p>9.00E-025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1E-051" calcext:value-type="float">
            <text:p>1.00E-051</text:p>
          </table:table-cell>
          <table:table-cell table:style-name="ce3" office:value-type="float" office:value="8E-058" calcext:value-type="float">
            <text:p>8.00E-058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1E-059" calcext:value-type="float">
            <text:p>1.00E-059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style-name="ce3" office:value-type="float" office:value="2E-068" calcext:value-type="float">
            <text:p>2.00E-0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160" calcext:value-type="float">
            <text:p>5.00E-160</text:p>
          </table:table-cell>
          <table:table-cell table:style-name="ce3" office:value-type="float" office:value="0.0000000003" calcext:value-type="float">
            <text:p>3.00E-010</text:p>
          </table:table-cell>
          <table:table-cell table:style-name="ce3" office:value-type="float" office:value="7E-045" calcext:value-type="float">
            <text:p>7.00E-045</text:p>
          </table:table-cell>
          <table:table-cell table:style-name="ce3" office:value-type="float" office:value="0.0000003" calcext:value-type="float">
            <text:p>3.00E-007</text:p>
          </table:table-cell>
          <table:table-cell table:style-name="ce3" office:value-type="float" office:value="2E-122" calcext:value-type="float">
            <text:p>2.00E-122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0.0000000000003" calcext:value-type="float">
            <text:p>3.00E-013</text:p>
          </table:table-cell>
          <table:table-cell table:style-name="ce3" office:value-type="float" office:value="0.000000009" calcext:value-type="float">
            <text:p>9.00E-009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5E-048" calcext:value-type="float">
            <text:p>5.00E-048</text:p>
          </table:table-cell>
          <table:table-cell table:style-name="ce3" office:value-type="float" office:value="6E-101" calcext:value-type="float">
            <text:p>6.00E-101</text:p>
          </table:table-cell>
          <table:table-cell table:style-name="ce3" office:value-type="float" office:value="7E-091" calcext:value-type="float">
            <text:p>7.00E-091</text:p>
          </table:table-cell>
          <table:table-cell table:style-name="ce3" office:value-type="float" office:value="1E-032" calcext:value-type="float">
            <text:p>1.00E-032</text:p>
          </table:table-cell>
          <table:table-cell table:style-name="ce3" office:value-type="float" office:value="3E-023" calcext:value-type="float">
            <text:p>3.00E-023</text:p>
          </table:table-cell>
          <table:table-cell table:style-name="ce3" office:value-type="float" office:value="5E-104" calcext:value-type="float">
            <text:p>5.00E-104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7E-038" calcext:value-type="float">
            <text:p>7.00E-038</text:p>
          </table:table-cell>
          <table:table-cell table:style-name="ce3" office:value-type="float" office:value="6E-170" calcext:value-type="float">
            <text:p>6.00E-170</text:p>
          </table:table-cell>
          <table:table-cell table:style-name="ce3" office:value-type="float" office:value="0.0000000000009" calcext:value-type="float">
            <text:p>9.00E-013</text:p>
          </table:table-cell>
          <table:table-cell table:style-name="ce3" office:value-type="float" office:value="1E-036" calcext:value-type="float">
            <text:p>1.00E-036</text:p>
          </table:table-cell>
          <table:table-cell office:value-type="string" calcext:value-type="string">
            <text:p>NO</text:p>
          </table:table-cell>
          <table:table-cell table:style-name="ce3" office:value-type="float" office:value="8E-021" calcext:value-type="float">
            <text:p>8.00E-021</text:p>
          </table:table-cell>
          <table:table-cell table:style-name="ce3" office:value-type="float" office:value="7E-083" calcext:value-type="float">
            <text:p>7.00E-083</text:p>
          </table:table-cell>
          <table:table-cell table:style-name="ce3" office:value-type="float" office:value="5E-038" calcext:value-type="float">
            <text:p>5.00E-038</text:p>
          </table:table-cell>
          <table:table-cell table:style-name="ce3" office:value-type="float" office:value="2E-015" calcext:value-type="float">
            <text:p>2.00E-015</text:p>
          </table:table-cell>
          <table:table-cell table:style-name="ce3" office:value-type="float" office:value="0.000005" calcext:value-type="float">
            <text:p>5.00E-006</text:p>
          </table:table-cell>
          <table:table-cell table:style-name="ce3" office:value-type="float" office:value="1E-061" calcext:value-type="float">
            <text:p>1.00E-061</text:p>
          </table:table-cell>
          <table:table-cell table:style-name="ce3" office:value-type="float" office:value="0.0000000000004" calcext:value-type="float">
            <text:p>4.00E-013</text:p>
          </table:table-cell>
          <table:table-cell table:style-name="ce3" office:value-type="float" office:value="1E-033" calcext:value-type="float">
            <text:p>1.00E-033</text:p>
          </table:table-cell>
          <table:table-cell table:style-name="ce3" office:value-type="float" office:value="1E-016" calcext:value-type="float">
            <text:p>1.00E-016</text:p>
          </table:table-cell>
          <table:table-cell table:style-name="ce3" office:value-type="float" office:value="1E-042" calcext:value-type="float">
            <text:p>1.00E-042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4E-050" calcext:value-type="float">
            <text:p>4.00E-050</text:p>
          </table:table-cell>
          <table:table-cell table:style-name="ce3" office:value-type="float" office:value="0.000002" calcext:value-type="float">
            <text:p>2.00E-006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.000000000006" calcext:value-type="float">
            <text:p>6.00E-0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0.000000003" calcext:value-type="float">
            <text:p>3.00E-009</text:p>
          </table:table-cell>
          <table:table-cell table:style-name="ce3" office:value-type="float" office:value="0.00000000000004" calcext:value-type="float">
            <text:p>4.00E-014</text:p>
          </table:table-cell>
          <table:table-cell table:style-name="ce3" office:value-type="float" office:value="4E-139" calcext:value-type="float">
            <text:p>4.00E-1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E-022" calcext:value-type="float">
            <text:p>1.00E-022</text:p>
          </table:table-cell>
          <table:table-cell table:style-name="ce3" office:value-type="float" office:value="5E-022" calcext:value-type="float">
            <text:p>5.00E-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3E-038" calcext:value-type="float">
            <text:p>3.00E-0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00000008" calcext:value-type="float">
            <text:p>8.00E-012</text:p>
          </table:table-cell>
          <table:table-cell office:value-type="string" calcext:value-type="string">
            <text:p>NO</text:p>
          </table:table-cell>
          <table:table-cell table:style-name="ce3" office:value-type="float" office:value="8E-023" calcext:value-type="float">
            <text:p>8.00E-023</text:p>
          </table:table-cell>
          <table:table-cell table:style-name="ce3" office:value-type="float" office:value="1E-077" calcext:value-type="float">
            <text:p>1.00E-077</text:p>
          </table:table-cell>
          <table:table-cell table:style-name="ce3" office:value-type="float" office:value="8E-037" calcext:value-type="float">
            <text:p>8.00E-037</text:p>
          </table:table-cell>
          <table:table-cell table:style-name="ce3" office:value-type="float" office:value="2E-027" calcext:value-type="float">
            <text:p>2.00E-027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ce3" office:value-type="float" office:value="1E-081" calcext:value-type="float">
            <text:p>1.00E-081</text:p>
          </table:table-cell>
          <table:table-cell table:style-name="ce3" office:value-type="float" office:value="2E-015" calcext:value-type="float">
            <text:p>2.00E-015</text:p>
          </table:table-cell>
          <table:table-cell table:style-name="ce3" office:value-type="float" office:value="7E-024" calcext:value-type="float">
            <text:p>7.00E-024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2E-066" calcext:value-type="float">
            <text:p>2.00E-066</text:p>
          </table:table-cell>
          <table:table-cell table:style-name="ce3" office:value-type="float" office:value="5E-062" calcext:value-type="float">
            <text:p>5.00E-062</text:p>
          </table:table-cell>
          <table:table-cell table:number-columns-repeated="2" table:style-name="ce3" office:value-type="float" office:value="0.00000000007" calcext:value-type="float">
            <text:p>7.00E-011</text:p>
          </table:table-cell>
          <table:table-cell table:style-name="ce3" office:value-type="float" office:value="2E-049" calcext:value-type="float">
            <text:p>2.00E-049</text:p>
          </table:table-cell>
          <table:table-cell table:style-name="ce3" office:value-type="float" office:value="0.0000001" calcext:value-type="float">
            <text:p>1.00E-007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style-name="ce3" office:value-type="float" office:value="4E-124" calcext:value-type="float">
            <text:p>4.00E-124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7" calcext:value-type="float">
            <text:p>7.00E-010</text:p>
          </table:table-cell>
          <table:table-cell table:style-name="ce3" office:value-type="float" office:value="6E-082" calcext:value-type="float">
            <text:p>6.00E-08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E-155" calcext:value-type="float">
            <text:p>8.00E-155</text:p>
          </table:table-cell>
          <table:table-cell table:style-name="ce3" office:value-type="float" office:value="0.00000000003" calcext:value-type="float">
            <text:p>3.00E-0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3" calcext:value-type="float">
            <text:p>3.00E-010</text:p>
          </table:table-cell>
          <table:table-cell table:style-name="ce3" office:value-type="float" office:value="0.0000000000006" calcext:value-type="float">
            <text:p>6.00E-013</text:p>
          </table:table-cell>
          <table:table-cell table:style-name="ce3" office:value-type="float" office:value="0.0000006" calcext:value-type="float">
            <text:p>6.00E-007</text:p>
          </table:table-cell>
          <table:table-cell table:style-name="ce3" office:value-type="float" office:value="3E-074" calcext:value-type="float">
            <text:p>3.00E-074</text:p>
          </table:table-cell>
          <table:table-cell table:style-name="ce3" office:value-type="float" office:value="8E-079" calcext:value-type="float">
            <text:p>8.00E-079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8E-027" calcext:value-type="float">
            <text:p>8.00E-0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022" calcext:value-type="float">
            <text:p>3.00E-022</text:p>
          </table:table-cell>
          <table:table-cell table:style-name="ce3" office:value-type="float" office:value="3E-038" calcext:value-type="float">
            <text:p>3.00E-0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067" calcext:value-type="float">
            <text:p>5.00E-067</text:p>
          </table:table-cell>
          <table:table-cell table:style-name="ce3"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007" calcext:value-type="float">
            <text:p>7.00E-012</text:p>
          </table:table-cell>
          <table:table-cell table:style-name="ce3" office:value-type="float" office:value="7E-063" calcext:value-type="float">
            <text:p>7.00E-063</text:p>
          </table:table-cell>
          <table:table-cell table:style-name="ce3" office:value-type="float" office:value="5E-037" calcext:value-type="float">
            <text:p>5.00E-037</text:p>
          </table:table-cell>
          <table:table-cell table:style-name="ce3" office:value-type="float" office:value="0.000000000006" calcext:value-type="float">
            <text:p>6.00E-012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ce3" office:value-type="float" office:value="9E-087" calcext:value-type="float">
            <text:p>9.00E-087</text:p>
          </table:table-cell>
          <table:table-cell table:style-name="ce3" office:value-type="float" office:value="1E-153" calcext:value-type="float">
            <text:p>1.00E-153</text:p>
          </table:table-cell>
          <table:table-cell table:style-name="ce3" office:value-type="float" office:value="7E-025" calcext:value-type="float">
            <text:p>7.00E-025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3E-064" calcext:value-type="float">
            <text:p>3.00E-064</text:p>
          </table:table-cell>
          <table:table-cell table:style-name="ce3" office:value-type="float" office:value="5E-060" calcext:value-type="float">
            <text:p>5.00E-060</text:p>
          </table:table-cell>
          <table:table-cell table:style-name="ce3" office:value-type="float" office:value="4E-025" calcext:value-type="float">
            <text:p>4.00E-025</text:p>
          </table:table-cell>
          <table:table-cell table:style-name="ce3" office:value-type="float" office:value="9E-040" calcext:value-type="float">
            <text:p>9.00E-040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6E-049" calcext:value-type="float">
            <text:p>6.00E-049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style-name="ce3" office:value-type="float" office:value="7E-041" calcext:value-type="float">
            <text:p>7.00E-041</text:p>
          </table:table-cell>
          <table:table-cell table:style-name="ce3" office:value-type="float" office:value="6E-070" calcext:value-type="float">
            <text:p>6.00E-070</text:p>
          </table:table-cell>
          <table:table-cell table:style-name="ce3" office:value-type="float" office:value="5E-105" calcext:value-type="float">
            <text:p>5.00E-1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4" calcext:value-type="float">
            <text:p>4.00E-014</text:p>
          </table:table-cell>
          <table:table-cell table:style-name="ce3" office:value-type="float" office:value="2E-093" calcext:value-type="float">
            <text:p>2.00E-093</text:p>
          </table:table-cell>
          <table:table-cell table:style-name="ce3" office:value-type="float" office:value="4E-063" calcext:value-type="float">
            <text:p>4.00E-063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5E-137" calcext:value-type="float">
            <text:p>5.00E-137</text:p>
          </table:table-cell>
          <table:table-cell table:style-name="ce3" office:value-type="float" office:value="5E-030" calcext:value-type="float">
            <text:p>5.00E-030</text:p>
          </table:table-cell>
          <table:table-cell table:style-name="ce3" office:value-type="float" office:value="6E-027" calcext:value-type="float">
            <text:p>6.00E-027</text:p>
          </table:table-cell>
          <table:table-cell table:style-name="ce3" office:value-type="float" office:value="0.000008" calcext:value-type="float">
            <text:p>8.00E-006</text:p>
          </table:table-cell>
          <table:table-cell table:style-name="ce3" office:value-type="float" office:value="0.00000000000001" calcext:value-type="float">
            <text:p>1.00E-014</text:p>
          </table:table-cell>
          <table:table-cell table:style-name="ce3" office:value-type="float" office:value="1E-039" calcext:value-type="float">
            <text:p>1.00E-039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3E-033" calcext:value-type="float">
            <text:p>3.00E-033</text:p>
          </table:table-cell>
          <table:table-cell table:style-name="ce3" office:value-type="float" office:value="4E-085" calcext:value-type="float">
            <text:p>4.00E-085</text:p>
          </table:table-cell>
          <table:table-cell table:style-name="ce3" office:value-type="float" office:value="2E-045" calcext:value-type="float">
            <text:p>2.00E-045</text:p>
          </table:table-cell>
          <table:table-cell table:style-name="ce3" office:value-type="float" office:value="2E-042" calcext:value-type="float">
            <text:p>2.00E-042</text:p>
          </table:table-cell>
          <table:table-cell table:style-name="ce3" office:value-type="float" office:value="0.00000000000005" calcext:value-type="float">
            <text:p>5.00E-014</text:p>
          </table:table-cell>
          <table:table-cell table:style-name="ce3"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3E-043" calcext:value-type="float">
            <text:p>3.00E-043</text:p>
          </table:table-cell>
          <table:table-cell table:style-name="ce3" office:value-type="float" office:value="5E-043" calcext:value-type="float">
            <text:p>5.00E-043</text:p>
          </table:table-cell>
          <table:table-cell table:style-name="ce3" office:value-type="float" office:value="0.00000000000003" calcext:value-type="float">
            <text:p>3.00E-014</text:p>
          </table:table-cell>
          <table:table-cell table:style-name="ce3" office:value-type="float" office:value="0.000001" calcext:value-type="float">
            <text:p>1.00E-006</text:p>
          </table:table-cell>
          <table:table-cell table:style-name="ce3" office:value-type="float" office:value="7E-065" calcext:value-type="float">
            <text:p>7.00E-065</text:p>
          </table:table-cell>
          <table:table-cell table:style-name="ce3" office:value-type="float" office:value="0.000000000003" calcext:value-type="float">
            <text:p>3.00E-01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68" calcext:value-type="float">
            <text:p>2.00E-068</text:p>
          </table:table-cell>
          <table:table-cell table:style-name="ce3" office:value-type="float" office:value="1E-062" calcext:value-type="float">
            <text:p>1.00E-062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5E-021" calcext:value-type="float">
            <text:p>5.00E-021</text:p>
          </table:table-cell>
          <table:table-cell table:style-name="ce3" office:value-type="float" office:value="2E-025" calcext:value-type="float">
            <text:p>2.00E-025</text:p>
          </table:table-cell>
          <table:table-cell table:style-name="ce3" office:value-type="float" office:value="1E-037" calcext:value-type="float">
            <text:p>1.00E-037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style-name="ce3" office:value-type="float" office:value="2E-044" calcext:value-type="float">
            <text:p>2.00E-044</text:p>
          </table:table-cell>
          <table:table-cell table:style-name="ce3" office:value-type="float" office:value="3E-050" calcext:value-type="float">
            <text:p>3.00E-050</text:p>
          </table:table-cell>
          <table:table-cell table:style-name="ce3" office:value-type="float" office:value="8E-078" calcext:value-type="float">
            <text:p>8.00E-078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7E-086" calcext:value-type="float">
            <text:p>7.00E-086</text:p>
          </table:table-cell>
          <table:table-cell table:style-name="ce3" office:value-type="float" office:value="2E-067" calcext:value-type="float">
            <text:p>2.00E-067</text:p>
          </table:table-cell>
          <table:table-cell table:style-name="ce3" office:value-type="float" office:value="0.00000000009" calcext:value-type="float">
            <text:p>9.00E-011</text:p>
          </table:table-cell>
          <table:table-cell table:style-name="ce3" office:value-type="float" office:value="2E-146" calcext:value-type="float">
            <text:p>2.00E-146</text:p>
          </table:table-cell>
          <table:table-cell table:style-name="ce3" office:value-type="float" office:value="3E-036" calcext:value-type="float">
            <text:p>3.00E-036</text:p>
          </table:table-cell>
          <table:table-cell table:style-name="ce3" office:value-type="float" office:value="2E-050" calcext:value-type="float">
            <text:p>2.00E-050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1E-035" calcext:value-type="float">
            <text:p>1.00E-035</text:p>
          </table:table-cell>
          <table:table-cell table:style-name="ce3" office:value-type="float" office:value="8E-021" calcext:value-type="float">
            <text:p>8.00E-021</text:p>
          </table:table-cell>
          <table:table-cell table:style-name="ce3" office:value-type="float" office:value="1E-023" calcext:value-type="float">
            <text:p>1.00E-023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4E-046" calcext:value-type="float">
            <text:p>4.00E-046</text:p>
          </table:table-cell>
          <table:table-cell table:style-name="ce3" office:value-type="float" office:value="1E-037" calcext:value-type="float">
            <text:p>1.00E-037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ce3" office:value-type="float" office:value="3E-015" calcext:value-type="float">
            <text:p>3.00E-01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table:number-columns-repeated="2" table:style-name="ce3" office:value-type="float" office:value="7E-047" calcext:value-type="float">
            <text:p>7.00E-047</text:p>
          </table:table-cell>
          <table:table-cell table:style-name="ce3" office:value-type="float" office:value="4E-021" calcext:value-type="float">
            <text:p>4.00E-021</text:p>
          </table:table-cell>
          <table:table-cell table:style-name="ce3" office:value-type="float" office:value="0.000000002" calcext:value-type="float">
            <text:p>2.00E-009</text:p>
          </table:table-cell>
          <table:table-cell table:style-name="ce3" office:value-type="float" office:value="1E-040" calcext:value-type="float">
            <text:p>1.00E-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 office:value-type="float" office:value="7E-179" calcext:value-type="float">
            <text:p>7.00E-179</text:p>
          </table:table-cell>
          <table:table-cell table:style-name="ce3" office:value-type="float" office:value="6E-066" calcext:value-type="float">
            <text:p>6.00E-066</text:p>
          </table:table-cell>
          <table:table-cell table:style-name="ce3" office:value-type="float" office:value="1E-069" calcext:value-type="float">
            <text:p>1.00E-069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2E-041" calcext:value-type="float">
            <text:p>2.00E-041</text:p>
          </table:table-cell>
          <table:table-cell table:style-name="ce3" office:value-type="float" office:value="9E-037" calcext:value-type="float">
            <text:p>9.00E-037</text:p>
          </table:table-cell>
          <table:table-cell table:style-name="ce3" office:value-type="float" office:value="3E-045" calcext:value-type="float">
            <text:p>3.00E-045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style-name="ce3" office:value-type="float" office:value="0.0000005" calcext:value-type="float">
            <text:p>5.00E-0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50" calcext:value-type="float">
            <text:p>2.00E-150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3E-050" calcext:value-type="float">
            <text:p>3.00E-050</text:p>
          </table:table-cell>
          <table:table-cell table:style-name="ce3" office:value-type="float" office:value="0.0000004" calcext:value-type="float">
            <text:p>4.00E-007</text:p>
          </table:table-cell>
          <table:table-cell table:style-name="ce3" office:value-type="float" office:value="7E-118" calcext:value-type="float">
            <text:p>7.00E-118</text:p>
          </table:table-cell>
          <table:table-cell table:style-name="ce3" office:value-type="float" office:value="0.000000000009" calcext:value-type="float">
            <text:p>9.00E-0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8" calcext:value-type="float">
            <text:p>8.00E-013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1E-133" calcext:value-type="float">
            <text:p>1.00E-133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3E-046" calcext:value-type="float">
            <text:p>3.00E-046</text:p>
          </table:table-cell>
          <table:table-cell table:style-name="ce3" office:value-type="float" office:value="2E-025" calcext:value-type="float">
            <text:p>2.00E-025</text:p>
          </table:table-cell>
          <table:table-cell table:style-name="ce3" office:value-type="float" office:value="0.000000000005" calcext:value-type="float">
            <text:p>5.00E-012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1E-038" calcext:value-type="float">
            <text:p>1.00E-0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029" calcext:value-type="float">
            <text:p>4.00E-029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23" calcext:value-type="float">
            <text:p>4.00E-023</text:p>
          </table:table-cell>
          <table:table-cell table:style-name="ce3" office:value-type="float" office:value="3E-095" calcext:value-type="float">
            <text:p>3.00E-095</text:p>
          </table:table-cell>
          <table:table-cell table:style-name="ce3" office:value-type="float" office:value="6E-038" calcext:value-type="float">
            <text:p>6.00E-038</text:p>
          </table:table-cell>
          <table:table-cell table:style-name="ce3" office:value-type="float" office:value="6E-015" calcext:value-type="float">
            <text:p>6.00E-015</text:p>
          </table:table-cell>
          <table:table-cell table:style-name="ce3" office:value-type="float" office:value="0.0000000007" calcext:value-type="float">
            <text:p>7.00E-010</text:p>
          </table:table-cell>
          <table:table-cell table:style-name="ce3" office:value-type="float" office:value="4E-084" calcext:value-type="float">
            <text:p>4.00E-0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025" calcext:value-type="float">
            <text:p>5.00E-0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079" calcext:value-type="float">
            <text:p>7.00E-079</text:p>
          </table:table-cell>
          <table:table-cell table:style-name="ce3" office:value-type="float" office:value="8E-058" calcext:value-type="float">
            <text:p>8.00E-058</text:p>
          </table:table-cell>
          <table:table-cell table:style-name="ce3" office:value-type="float" office:value="9E-023" calcext:value-type="float">
            <text:p>9.00E-023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1E-035" calcext:value-type="float">
            <text:p>1.00E-035</text:p>
          </table:table-cell>
          <table:table-cell table:style-name="ce3" office:value-type="float" office:value="3E-046" calcext:value-type="float">
            <text:p>3.00E-046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style-name="ce3" office:value-type="float" office:value="3E-093" calcext:value-type="float">
            <text:p>3.00E-0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176" calcext:value-type="float">
            <text:p>1.00E-176</text:p>
          </table:table-cell>
          <table:table-cell table:style-name="ce3" office:value-type="float" office:value="0.00000000000001" calcext:value-type="float">
            <text:p>1.00E-014</text:p>
          </table:table-cell>
          <table:table-cell table:style-name="ce3" office:value-type="float" office:value="7E-057" calcext:value-type="float">
            <text:p>7.00E-0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143" calcext:value-type="float">
            <text:p>4.00E-143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1E-074" calcext:value-type="float">
            <text:p>1.00E-074</text:p>
          </table:table-cell>
          <table:table-cell table:style-name="ce3" office:value-type="float" office:value="1E-117" calcext:value-type="float">
            <text:p>1.00E-117</text:p>
          </table:table-cell>
          <table:table-cell table:style-name="ce3" office:value-type="float" office:value="9E-021" calcext:value-type="float">
            <text:p>9.00E-021</text:p>
          </table:table-cell>
          <table:table-cell table:style-name="ce3" office:value-type="float" office:value="3E-025" calcext:value-type="float">
            <text:p>3.00E-0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1E-144" calcext:value-type="float">
            <text:p>1.00E-144</text:p>
          </table:table-cell>
          <table:table-cell table:style-name="ce3" office:value-type="float" office:value="3E-101" calcext:value-type="float">
            <text:p>3.00E-101</text:p>
          </table:table-cell>
          <table:table-cell table:style-name="ce3" office:value-type="float" office:value="9E-043" calcext:value-type="float">
            <text:p>9.00E-043</text:p>
          </table:table-cell>
          <table:table-cell table:style-name="ce3"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19" calcext:value-type="float">
            <text:p>2.00E-019</text:p>
          </table:table-cell>
          <table:table-cell table:style-name="ce3" office:value-type="float" office:value="5E-082" calcext:value-type="float">
            <text:p>5.00E-082</text:p>
          </table:table-cell>
          <table:table-cell table:style-name="ce3" office:value-type="float" office:value="4E-140" calcext:value-type="float">
            <text:p>4.00E-140</text:p>
          </table:table-cell>
          <table:table-cell table:style-name="ce3" office:value-type="float" office:value="8E-028" calcext:value-type="float">
            <text:p>8.00E-028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5E-073" calcext:value-type="float">
            <text:p>5.00E-073</text:p>
          </table:table-cell>
          <table:table-cell table:style-name="ce3" office:value-type="float" office:value="2E-150" calcext:value-type="float">
            <text:p>2.00E-150</text:p>
          </table:table-cell>
          <table:table-cell table:style-name="ce3" office:value-type="float" office:value="3E-034" calcext:value-type="float">
            <text:p>3.00E-034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4E-064" calcext:value-type="float">
            <text:p>4.00E-064</text:p>
          </table:table-cell>
          <table:table-cell table:style-name="ce3" office:value-type="float" office:value="2E-062" calcext:value-type="float">
            <text:p>2.00E-062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2E-032" calcext:value-type="float">
            <text:p>2.00E-032</text:p>
          </table:table-cell>
          <table:table-cell table:style-name="ce3" office:value-type="float" office:value="3E-053" calcext:value-type="float">
            <text:p>3.00E-053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table:style-name="ce3" office:value-type="float" office:value="0.00000003" calcext:value-type="float">
            <text:p>3.00E-0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151" calcext:value-type="float">
            <text:p>1.00E-151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4E-043" calcext:value-type="float">
            <text:p>4.00E-0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15" calcext:value-type="float">
            <text:p>2.00E-115</text:p>
          </table:table-cell>
          <table:table-cell table:style-name="ce3" office:value-type="float" office:value="0.00000000000001" calcext:value-type="float">
            <text:p>1.00E-014</text:p>
          </table:table-cell>
          <table:table-cell table:style-name="ce3" office:value-type="float" office:value="6E-137" calcext:value-type="float">
            <text:p>6.00E-1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4" calcext:value-type="float">
            <text:p>4.00E-013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4E-056" calcext:value-type="float">
            <text:p>4.00E-056</text:p>
          </table:table-cell>
          <table:table-cell table:style-name="ce3" office:value-type="float" office:value="4E-092" calcext:value-type="float">
            <text:p>4.00E-092</text:p>
          </table:table-cell>
          <table:table-cell table:style-name="ce3" office:value-type="float" office:value="3E-034" calcext:value-type="float">
            <text:p>3.00E-034</text:p>
          </table:table-cell>
          <table:table-cell table:style-name="ce3" office:value-type="float" office:value="2E-028" calcext:value-type="float">
            <text:p>2.00E-02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8E-038" calcext:value-type="float">
            <text:p>8.00E-038</text:p>
          </table:table-cell>
          <table:table-cell table:style-name="ce3" office:value-type="float" office:value="6E-157" calcext:value-type="float">
            <text:p>6.00E-15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22" calcext:value-type="float">
            <text:p>6.00E-022</text:p>
          </table:table-cell>
          <table:table-cell table:style-name="ce3" office:value-type="float" office:value="2E-074" calcext:value-type="float">
            <text:p>2.00E-074</text:p>
          </table:table-cell>
          <table:table-cell table:style-name="ce3" office:value-type="float" office:value="8E-038" calcext:value-type="float">
            <text:p>8.00E-038</text:p>
          </table:table-cell>
          <table:table-cell table:style-name="ce3" office:value-type="float" office:value="0.00000000001" calcext:value-type="float">
            <text:p>1.00E-011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5" calcext:value-type="float">
            <text:p>4.00E-065</text:p>
          </table:table-cell>
          <table:table-cell table:style-name="ce3" office:value-type="float" office:value="0.000000000009" calcext:value-type="float">
            <text:p>9.00E-012</text:p>
          </table:table-cell>
          <table:table-cell table:style-name="ce3" office:value-type="float" office:value="9E-029" calcext:value-type="float">
            <text:p>9.00E-029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4E-051" calcext:value-type="float">
            <text:p>4.00E-051</text:p>
          </table:table-cell>
          <table:table-cell table:style-name="ce3" office:value-type="float" office:value="1E-051" calcext:value-type="float">
            <text:p>1.00E-051</text:p>
          </table:table-cell>
          <table:table-cell table:style-name="ce3" office:value-type="float" office:value="9E-021" calcext:value-type="float">
            <text:p>9.00E-021</text:p>
          </table:table-cell>
          <table:table-cell table:style-name="ce3" office:value-type="float" office:value="3E-046" calcext:value-type="float">
            <text:p>3.00E-046</text:p>
          </table:table-cell>
          <table:table-cell table:style-name="ce3" office:value-type="float" office:value="3E-052" calcext:value-type="float">
            <text:p>3.00E-052</text:p>
          </table:table-cell>
          <table:table-cell table:style-name="ce3" office:value-type="float" office:value="2E-039" calcext:value-type="float">
            <text:p>2.00E-039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style-name="ce3" office:value-type="float" office:value="3E-037" calcext:value-type="float">
            <text:p>3.00E-037</text:p>
          </table:table-cell>
          <table:table-cell table:style-name="ce3" office:value-type="float" office:value="1E-043" calcext:value-type="float">
            <text:p>1.00E-043</text:p>
          </table:table-cell>
          <table:table-cell table:style-name="ce3" office:value-type="float" office:value="4E-105" calcext:value-type="float">
            <text:p>4.00E-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107" calcext:value-type="float">
            <text:p>1.00E-107</text:p>
          </table:table-cell>
          <table:table-cell table:style-name="ce3" office:value-type="float" office:value="5E-065" calcext:value-type="float">
            <text:p>5.00E-065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2E-138" calcext:value-type="float">
            <text:p>2.00E-138</text:p>
          </table:table-cell>
          <table:table-cell table:style-name="ce3" office:value-type="float" office:value="2E-024" calcext:value-type="float">
            <text:p>2.00E-024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9E-021" calcext:value-type="float">
            <text:p>9.00E-021</text:p>
          </table:table-cell>
          <table:table-cell table:style-name="ce3" office:value-type="float" office:value="5E-043" calcext:value-type="float">
            <text:p>5.00E-043</text:p>
          </table:table-cell>
          <table:table-cell table:style-name="ce3" office:value-type="float" office:value="3E-069" calcext:value-type="float">
            <text:p>3.00E-069</text:p>
          </table:table-cell>
          <table:table-cell table:style-name="ce3" office:value-type="float" office:value="5E-042" calcext:value-type="float">
            <text:p>5.00E-042</text:p>
          </table:table-cell>
          <table:table-cell table:style-name="ce3" office:value-type="float" office:value="4E-040" calcext:value-type="float">
            <text:p>4.00E-040</text:p>
          </table:table-cell>
          <table:table-cell table:style-name="ce3" office:value-type="float" office:value="4E-038" calcext:value-type="float">
            <text:p>4.00E-038</text:p>
          </table:table-cell>
          <table:table-cell table:style-name="ce3" office:value-type="float" office:value="0.0000003" calcext:value-type="float">
            <text:p>3.00E-007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2E-039" calcext:value-type="float">
            <text:p>2.00E-039</text:p>
          </table:table-cell>
          <table:table-cell table:style-name="ce3" office:value-type="float" office:value="9E-041" calcext:value-type="float">
            <text:p>9.00E-041</text:p>
          </table:table-cell>
          <table:table-cell table:style-name="ce3" office:value-type="float" office:value="3E-016" calcext:value-type="float">
            <text:p>3.00E-016</text:p>
          </table:table-cell>
          <table:table-cell table:style-name="ce3" office:value-type="float" office:value="0.0000003" calcext:value-type="float">
            <text:p>3.00E-007</text:p>
          </table:table-cell>
          <table:table-cell table:style-name="ce3" office:value-type="float" office:value="1E-060" calcext:value-type="float">
            <text:p>1.00E-060</text:p>
          </table:table-cell>
          <table:table-cell table:style-name="ce3" office:value-type="float" office:value="6E-180" calcext:value-type="float">
            <text:p>6.00E-180</text:p>
          </table:table-cell>
          <table:table-cell table:style-name="ce3" office:value-type="float" office:value="6E-015" calcext:value-type="float">
            <text:p>6.00E-0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074" calcext:value-type="float">
            <text:p>4.00E-074</text:p>
          </table:table-cell>
          <table:table-cell table:style-name="ce3" office:value-type="float" office:value="3E-066" calcext:value-type="float">
            <text:p>3.00E-066</text:p>
          </table:table-cell>
          <table:table-cell table:style-name="ce3" office:value-type="float" office:value="0.00000000009" calcext:value-type="float">
            <text:p>9.00E-011</text:p>
          </table:table-cell>
          <table:table-cell table:style-name="ce3" office:value-type="float" office:value="2E-038" calcext:value-type="float">
            <text:p>2.00E-038</text:p>
          </table:table-cell>
          <table:table-cell table:style-name="ce3" office:value-type="float" office:value="3E-024" calcext:value-type="float">
            <text:p>3.00E-024</text:p>
          </table:table-cell>
          <table:table-cell table:style-name="ce3" office:value-type="float" office:value="4E-036" calcext:value-type="float">
            <text:p>4.00E-036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style-name="ce3" office:value-type="float" office:value="4E-039" calcext:value-type="float">
            <text:p>4.00E-039</text:p>
          </table:table-cell>
          <table:table-cell table:style-name="ce3" office:value-type="float" office:value="5E-035" calcext:value-type="float">
            <text:p>5.00E-035</text:p>
          </table:table-cell>
          <table:table-cell table:style-name="ce3" office:value-type="float" office:value="1E-103" calcext:value-type="float">
            <text:p>1.00E-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107" calcext:value-type="float">
            <text:p>4.00E-107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0.00000000009" calcext:value-type="float">
            <text:p>9.00E-011</text:p>
          </table:table-cell>
          <table:table-cell table:style-name="ce3" office:value-type="float" office:value="4E-139" calcext:value-type="float">
            <text:p>4.00E-139</text:p>
          </table:table-cell>
          <table:table-cell table:style-name="ce3" office:value-type="float" office:value="1E-026" calcext:value-type="float">
            <text:p>1.00E-026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0000009" calcext:value-type="float">
            <text:p>9.00E-011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2" calcext:value-type="float">
            <text:p>1.00E-022</text:p>
          </table:table-cell>
          <table:table-cell table:style-name="ce3" office:value-type="float" office:value="1E-044" calcext:value-type="float">
            <text:p>1.00E-044</text:p>
          </table:table-cell>
          <table:table-cell table:style-name="ce3" office:value-type="float" office:value="2E-025" calcext:value-type="float">
            <text:p>2.00E-025</text:p>
          </table:table-cell>
          <table:table-cell table:style-name="ce3" office:value-type="float" office:value="0.00000000006" calcext:value-type="float">
            <text:p>6.00E-011</text:p>
          </table:table-cell>
          <table:table-cell table:style-name="ce3" office:value-type="float" office:value="1E-039" calcext:value-type="float">
            <text:p>1.00E-039</text:p>
          </table:table-cell>
          <table:table-cell table:style-name="ce3" office:value-type="float" office:value="5E-016" calcext:value-type="float">
            <text:p>5.00E-016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0.00000006" calcext:value-type="float">
            <text:p>6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3E-032" calcext:value-type="float">
            <text:p>3.00E-032</text:p>
          </table:table-cell>
          <table:table-cell table:style-name="ce3" office:value-type="float" office:value="4E-040" calcext:value-type="float">
            <text:p>4.00E-040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0.0000001" calcext:value-type="float">
            <text:p>1.00E-007</text:p>
          </table:table-cell>
          <table:table-cell table:style-name="ce3" office:value-type="float" office:value="0.0000000000007" calcext:value-type="float">
            <text:p>7.00E-013</text:p>
          </table:table-cell>
          <table:table-cell table:style-name="ce3" office:value-type="float" office:value="1E-180" calcext:value-type="float">
            <text:p>1.00E-180</text:p>
          </table:table-cell>
          <table:table-cell table:style-name="ce3" office:value-type="float" office:value="0.00000000000001" calcext:value-type="float">
            <text:p>1.00E-014</text:p>
          </table:table-cell>
          <table:table-cell table:style-name="ce3" office:value-type="float" office:value="1E-180" calcext:value-type="float">
            <text:p>1.00E-180</text:p>
          </table:table-cell>
          <table:table-cell table:style-name="ce3" office:value-type="float" office:value="4E-075" calcext:value-type="float">
            <text:p>4.00E-075</text:p>
          </table:table-cell>
          <table:table-cell table:style-name="ce3" office:value-type="float" office:value="1E-029" calcext:value-type="float">
            <text:p>1.00E-029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2E-042" calcext:value-type="float">
            <text:p>2.00E-042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35" calcext:value-type="float">
            <text:p>5.00E-035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style-name="ce3" office:value-type="float" office:value="8E-070" calcext:value-type="float">
            <text:p>8.00E-07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156" calcext:value-type="float">
            <text:p>5.00E-156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4E-037" calcext:value-type="float">
            <text:p>4.00E-037</text:p>
          </table:table-cell>
          <table:table-cell table:style-name="ce3" office:value-type="float" office:value="0.0000007" calcext:value-type="float">
            <text:p>7.00E-007</text:p>
          </table:table-cell>
          <table:table-cell table:style-name="ce3" office:value-type="float" office:value="7E-124" calcext:value-type="float">
            <text:p>7.00E-124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8E-142" calcext:value-type="float">
            <text:p>8.00E-142</text:p>
          </table:table-cell>
          <table:table-cell table:style-name="ce3" office:value-type="float" office:value="0.000000008" calcext:value-type="float">
            <text:p>8.00E-009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8E-111" calcext:value-type="float">
            <text:p>8.00E-111</text:p>
          </table:table-cell>
          <table:table-cell table:style-name="ce3" office:value-type="float" office:value="4E-086" calcext:value-type="float">
            <text:p>4.00E-086</text:p>
          </table:table-cell>
          <table:table-cell table:style-name="ce3" office:value-type="float" office:value="9E-038" calcext:value-type="float">
            <text:p>9.00E-038</text:p>
          </table:table-cell>
          <table:table-cell table:style-name="ce3" office:value-type="float" office:value="1E-027" calcext:value-type="float">
            <text:p>1.00E-027</text:p>
          </table:table-cell>
          <table:table-cell table:style-name="ce3" office:value-type="float" office:value="7E-099" calcext:value-type="float">
            <text:p>7.00E-099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2E-037" calcext:value-type="float">
            <text:p>2.00E-0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16" calcext:value-type="float">
            <text:p>2.00E-016</text:p>
          </table:table-cell>
          <table:table-cell table:style-name="ce3" office:value-type="float" office:value="0.000000000005" calcext:value-type="float">
            <text:p>5.00E-012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22" calcext:value-type="float">
            <text:p>4.00E-022</text:p>
          </table:table-cell>
          <table:table-cell table:style-name="ce3" office:value-type="float" office:value="5E-079" calcext:value-type="float">
            <text:p>5.00E-079</text:p>
          </table:table-cell>
          <table:table-cell table:style-name="ce3" office:value-type="float" office:value="1E-037" calcext:value-type="float">
            <text:p>1.00E-037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0.00000007" calcext:value-type="float">
            <text:p>7.00E-008</text:p>
          </table:table-cell>
          <table:table-cell table:style-name="ce3" office:value-type="float" office:value="6E-064" calcext:value-type="float">
            <text:p>6.00E-064</text:p>
          </table:table-cell>
          <table:table-cell table:style-name="ce3" office:value-type="float" office:value="2E-142" calcext:value-type="float">
            <text:p>2.00E-142</text:p>
          </table:table-cell>
          <table:table-cell table:style-name="ce3" office:value-type="float" office:value="5E-027" calcext:value-type="float">
            <text:p>5.00E-027</text:p>
          </table:table-cell>
          <table:table-cell table:style-name="ce3" office:value-type="float" office:value="1E-016" calcext:value-type="float">
            <text:p>1.00E-016</text:p>
          </table:table-cell>
          <table:table-cell table:style-name="ce3" office:value-type="float" office:value="6E-046" calcext:value-type="float">
            <text:p>6.00E-046</text:p>
          </table:table-cell>
          <table:table-cell table:style-name="ce3" office:value-type="float" office:value="5E-055" calcext:value-type="float">
            <text:p>5.00E-055</text:p>
          </table:table-cell>
          <table:table-cell table:style-name="ce3" office:value-type="float" office:value="3E-022" calcext:value-type="float">
            <text:p>3.00E-022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1E-054" calcext:value-type="float">
            <text:p>1.00E-054</text:p>
          </table:table-cell>
          <table:table-cell table:style-name="ce3" office:value-type="float" office:value="4E-050" calcext:value-type="float">
            <text:p>4.00E-050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style-name="ce3" office:value-type="float" office:value="2E-069" calcext:value-type="float">
            <text:p>2.00E-0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39" calcext:value-type="float">
            <text:p>2.00E-139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1E-041" calcext:value-type="float">
            <text:p>1.00E-041</text:p>
          </table:table-cell>
          <table:table-cell table:style-name="ce3" office:value-type="float" office:value="0.000005" calcext:value-type="float">
            <text:p>5.00E-006</text:p>
          </table:table-cell>
          <table:table-cell table:style-name="ce3" office:value-type="float" office:value="3E-124" calcext:value-type="float">
            <text:p>3.00E-124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3E-155" calcext:value-type="float">
            <text:p>3.00E-155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ce3" office:value-type="float" office:value="4E-111" calcext:value-type="float">
            <text:p>4.00E-111</text:p>
          </table:table-cell>
          <table:table-cell table:style-name="ce3" office:value-type="float" office:value="4E-095" calcext:value-type="float">
            <text:p>4.00E-095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2E-024" calcext:value-type="float">
            <text:p>2.00E-024</text:p>
          </table:table-cell>
          <table:table-cell table:style-name="ce3" office:value-type="float" office:value="4E-099" calcext:value-type="float">
            <text:p>4.00E-099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5E-027" calcext:value-type="float">
            <text:p>5.00E-027</text:p>
          </table:table-cell>
          <table:table-cell table:style-name="ce3" office:value-type="float" office:value="1E-178" calcext:value-type="float">
            <text:p>1.00E-178</text:p>
          </table:table-cell>
          <table:table-cell table:style-name="ce3" office:value-type="float" office:value="0.000000000006" calcext:value-type="float">
            <text:p>6.00E-012</text:p>
          </table:table-cell>
          <table:table-cell table:style-name="ce3" office:value-type="float" office:value="1E-029" calcext:value-type="float">
            <text:p>1.00E-029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2E-079" calcext:value-type="float">
            <text:p>2.00E-079</text:p>
          </table:table-cell>
          <table:table-cell table:style-name="ce3" office:value-type="float" office:value="2E-028" calcext:value-type="float">
            <text:p>2.00E-028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1E-065" calcext:value-type="float">
            <text:p>1.00E-065</text:p>
          </table:table-cell>
          <table:table-cell table:style-name="ce3" office:value-type="float" office:value="6E-145" calcext:value-type="float">
            <text:p>6.00E-145</text:p>
          </table:table-cell>
          <table:table-cell table:style-name="ce3" office:value-type="float" office:value="1E-041" calcext:value-type="float">
            <text:p>1.00E-041</text:p>
          </table:table-cell>
          <table:table-cell table:style-name="ce3" office:value-type="float" office:value="1E-016" calcext:value-type="float">
            <text:p>1.00E-016</text:p>
          </table:table-cell>
          <table:table-cell table:style-name="ce3" office:value-type="float" office:value="3E-045" calcext:value-type="float">
            <text:p>3.00E-045</text:p>
          </table:table-cell>
          <table:table-cell table:style-name="ce3" office:value-type="float" office:value="3E-055" calcext:value-type="float">
            <text:p>3.00E-055</text:p>
          </table:table-cell>
          <table:table-cell table:style-name="ce3" office:value-type="float" office:value="3E-021" calcext:value-type="float">
            <text:p>3.00E-021</text:p>
          </table:table-cell>
          <table:table-cell table:style-name="ce3" office:value-type="float" office:value="1E-043" calcext:value-type="float">
            <text:p>1.00E-043</text:p>
          </table:table-cell>
          <table:table-cell table:style-name="ce3" office:value-type="float" office:value="7E-058" calcext:value-type="float">
            <text:p>7.00E-058</text:p>
          </table:table-cell>
          <table:table-cell table:style-name="ce3" office:value-type="float" office:value="4E-050" calcext:value-type="float">
            <text:p>4.00E-050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style-name="ce3" office:value-type="float" office:value="3E-051" calcext:value-type="float">
            <text:p>3.00E-051</text:p>
          </table:table-cell>
          <table:table-cell table:style-name="ce3" office:value-type="float" office:value="1E-077" calcext:value-type="float">
            <text:p>1.00E-07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66" calcext:value-type="float">
            <text:p>4.00E-066</text:p>
          </table:table-cell>
          <table:table-cell table:style-name="ce3" office:value-type="float" office:value="7E-062" calcext:value-type="float">
            <text:p>7.00E-062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2E-159" calcext:value-type="float">
            <text:p>2.00E-159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5E-023" calcext:value-type="float">
            <text:p>5.00E-023</text:p>
          </table:table-cell>
          <table:table-cell table:style-name="ce3" office:value-type="float" office:value="2E-049" calcext:value-type="float">
            <text:p>2.00E-049</text:p>
          </table:table-cell>
          <table:table-cell table:style-name="ce3" office:value-type="float" office:value="3E-033" calcext:value-type="float">
            <text:p>3.00E-033</text:p>
          </table:table-cell>
          <table:table-cell table:style-name="ce3" office:value-type="float" office:value="3E-031" calcext:value-type="float">
            <text:p>3.00E-031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2E-023" calcext:value-type="float">
            <text:p>2.00E-023</text:p>
          </table:table-cell>
          <table:table-cell table:style-name="ce3" office:value-type="float" office:value="5E-129" calcext:value-type="float">
            <text:p>5.00E-129</text:p>
          </table:table-cell>
          <table:table-cell table:style-name="ce3" office:value-type="float" office:value="0.000000000006" calcext:value-type="float">
            <text:p>6.00E-012</text:p>
          </table:table-cell>
          <table:table-cell table:style-name="ce3" office:value-type="float" office:value="0.000000005" calcext:value-type="float">
            <text:p>5.00E-0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2E-128" calcext:value-type="float">
            <text:p>2.00E-128</text:p>
          </table:table-cell>
          <table:table-cell table:style-name="ce3" office:value-type="float" office:value="0.00001" calcext:value-type="float">
            <text:p>1.00E-0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1E-029" calcext:value-type="float">
            <text:p>1.00E-0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153" calcext:value-type="float">
            <text:p>1.00E-153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1" calcext:value-type="float">
            <text:p>1.00E-011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152" calcext:value-type="float">
            <text:p>1.00E-152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style-name="ce3" office:value-type="float" office:value="9E-040" calcext:value-type="float">
            <text:p>9.00E-040</text:p>
          </table:table-cell>
          <table:table-cell table:style-name="ce3" office:value-type="float" office:value="2E-163" calcext:value-type="float">
            <text:p>2.00E-163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23" calcext:value-type="float">
            <text:p>9.00E-023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3" office:value-type="float" office:value="5E-075" calcext:value-type="float">
            <text:p>5.00E-075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2E-175" calcext:value-type="float">
            <text:p>2.00E-175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2E-015" calcext:value-type="float">
            <text:p>2.00E-015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2E-077" calcext:value-type="float">
            <text:p>2.00E-077</text:p>
          </table:table-cell>
          <table:table-cell table:style-name="ce3" office:value-type="float" office:value="2E-054" calcext:value-type="float">
            <text:p>2.00E-054</text:p>
          </table:table-cell>
          <table:table-cell table:style-name="ce3" office:value-type="float" office:value="7E-032" calcext:value-type="float">
            <text:p>7.00E-032</text:p>
          </table:table-cell>
          <table:table-cell table:style-name="ce3" office:value-type="float" office:value="4E-028" calcext:value-type="float">
            <text:p>4.00E-028</text:p>
          </table:table-cell>
          <table:table-cell table:style-name="ce3" office:value-type="float" office:value="8E-106" calcext:value-type="float">
            <text:p>8.00E-106</text:p>
          </table:table-cell>
          <table:table-cell table:style-name="ce3" office:value-type="float" office:value="2E-037" calcext:value-type="float">
            <text:p>2.00E-037</text:p>
          </table:table-cell>
          <table:table-cell table:style-name="ce3" office:value-type="float" office:value="4E-141" calcext:value-type="float">
            <text:p>4.00E-141</text:p>
          </table:table-cell>
          <table:table-cell table:style-name="ce3" office:value-type="float" office:value="1E-076" calcext:value-type="float">
            <text:p>1.00E-076</text:p>
          </table:table-cell>
          <table:table-cell table:style-name="ce3" office:value-type="float" office:value="1E-019" calcext:value-type="float">
            <text:p>1.00E-019</text:p>
          </table:table-cell>
          <table:table-cell table:style-name="ce3" office:value-type="float" office:value="3E-026" calcext:value-type="float">
            <text:p>3.00E-026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2E-036" calcext:value-type="float">
            <text:p>2.00E-036</text:p>
          </table:table-cell>
          <table:table-cell table:style-name="ce3" office:value-type="float" office:value="2E-139" calcext:value-type="float">
            <text:p>2.00E-139</text:p>
          </table:table-cell>
          <table:table-cell table:style-name="ce3" office:value-type="float" office:value="0.0000000000005" calcext:value-type="float">
            <text:p>5.00E-013</text:p>
          </table:table-cell>
          <table:table-cell table:style-name="ce3" office:value-type="float" office:value="2E-016" calcext:value-type="float">
            <text:p>2.00E-016</text:p>
          </table:table-cell>
          <table:table-cell table:style-name="ce3" office:value-type="float" office:value="1E-094" calcext:value-type="float">
            <text:p>1.00E-0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035" calcext:value-type="float">
            <text:p>3.00E-035</text:p>
          </table:table-cell>
          <table:table-cell table:style-name="ce3" office:value-type="float" office:value="1E-022" calcext:value-type="float">
            <text:p>1.00E-022</text:p>
          </table:table-cell>
          <table:table-cell table:style-name="ce3" office:value-type="float" office:value="8E-082" calcext:value-type="float">
            <text:p>8.00E-082</text:p>
          </table:table-cell>
          <table:table-cell table:style-name="ce3" office:value-type="float" office:value="5E-076" calcext:value-type="float">
            <text:p>5.00E-076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1E-057" calcext:value-type="float">
            <text:p>1.00E-057</text:p>
          </table:table-cell>
          <table:table-cell table:style-name="ce3" office:value-type="float" office:value="6E-036" calcext:value-type="float">
            <text:p>6.00E-036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style-name="ce3" office:value-type="float" office:value="1E-038" calcext:value-type="float">
            <text:p>1.00E-038</text:p>
          </table:table-cell>
          <table:table-cell table:style-name="ce3" office:value-type="float" office:value="1E-169" calcext:value-type="float">
            <text:p>1.00E-169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23" calcext:value-type="float">
            <text:p>2.00E-023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97" calcext:value-type="float">
            <text:p>5.00E-097</text:p>
          </table:table-cell>
          <table:table-cell table:style-name="ce3" office:value-type="float" office:value="3E-070" calcext:value-type="float">
            <text:p>3.00E-070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5E-177" calcext:value-type="float">
            <text:p>5.00E-177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3E-015" calcext:value-type="float">
            <text:p>3.00E-015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3E-060" calcext:value-type="float">
            <text:p>3.00E-060</text:p>
          </table:table-cell>
          <table:table-cell table:style-name="ce3" office:value-type="float" office:value="7E-060" calcext:value-type="float">
            <text:p>7.00E-060</text:p>
          </table:table-cell>
          <table:table-cell table:style-name="ce3" office:value-type="float" office:value="6E-034" calcext:value-type="float">
            <text:p>6.00E-034</text:p>
          </table:table-cell>
          <table:table-cell table:style-name="ce3" office:value-type="float" office:value="0.0000000000008" calcext:value-type="float">
            <text:p>8.00E-013</text:p>
          </table:table-cell>
          <table:table-cell table:style-name="ce3" office:value-type="float" office:value="3E-102" calcext:value-type="float">
            <text:p>3.00E-102</text:p>
          </table:table-cell>
          <table:table-cell table:style-name="ce3" office:value-type="float" office:value="5E-040" calcext:value-type="float">
            <text:p>5.00E-040</text:p>
          </table:table-cell>
          <table:table-cell table:style-name="ce3" office:value-type="float" office:value="2E-140" calcext:value-type="float">
            <text:p>2.00E-140</text:p>
          </table:table-cell>
          <table:table-cell table:style-name="ce3" office:value-type="float" office:value="1E-088" calcext:value-type="float">
            <text:p>1.00E-088</text:p>
          </table:table-cell>
          <table:table-cell table:style-name="ce3" office:value-type="float" office:value="2E-017" calcext:value-type="float">
            <text:p>2.00E-017</text:p>
          </table:table-cell>
          <table:table-cell table:style-name="ce3" office:value-type="float" office:value="2E-022" calcext:value-type="float">
            <text:p>2.00E-022</text:p>
          </table:table-cell>
          <table:table-cell office:value-type="string" calcext:value-type="string">
            <text:p>NO</text:p>
          </table:table-cell>
          <table:table-cell table:style-name="ce3" office:value-type="float" office:value="8E-024" calcext:value-type="float">
            <text:p>8.00E-024</text:p>
          </table:table-cell>
          <table:table-cell table:style-name="ce3" office:value-type="float" office:value="6E-041" calcext:value-type="float">
            <text:p>6.00E-041</text:p>
          </table:table-cell>
          <table:table-cell table:style-name="ce3" office:value-type="float" office:value="1E-137" calcext:value-type="float">
            <text:p>1.00E-137</text:p>
          </table:table-cell>
          <table:table-cell table:style-name="ce3" office:value-type="float" office:value="9E-021" calcext:value-type="float">
            <text:p>9.00E-021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1E-088" calcext:value-type="float">
            <text:p>1.00E-0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5E-024" calcext:value-type="float">
            <text:p>5.00E-024</text:p>
          </table:table-cell>
          <table:table-cell table:style-name="ce3" office:value-type="float" office:value="1E-085" calcext:value-type="float">
            <text:p>1.00E-085</text:p>
          </table:table-cell>
          <table:table-cell table:style-name="ce3" office:value-type="float" office:value="1E-079" calcext:value-type="float">
            <text:p>1.00E-079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08" calcext:value-type="float">
            <text:p>8.00E-012</text:p>
          </table:table-cell>
          <table:table-cell table:style-name="ce3" office:value-type="float" office:value="4E-053" calcext:value-type="float">
            <text:p>4.00E-053</text:p>
          </table:table-cell>
          <table:table-cell table:style-name="ce3" office:value-type="float" office:value="1E-035" calcext:value-type="float">
            <text:p>1.00E-035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style-name="ce3" office:value-type="float" office:value="2E-039" calcext:value-type="float">
            <text:p>2.00E-039</text:p>
          </table:table-cell>
          <table:table-cell table:style-name="ce3" office:value-type="float" office:value="3E-164" calcext:value-type="float">
            <text:p>3.00E-164</text:p>
          </table:table-cell>
          <table:table-cell office:value-type="string" calcext:value-type="string">
            <text:p>NO</text:p>
          </table:table-cell>
          <table:table-cell table:style-name="ce3" office:value-type="float" office:value="7E-021" calcext:value-type="float">
            <text:p>7.00E-021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3E-075" calcext:value-type="float">
            <text:p>3.00E-075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4E-172" calcext:value-type="float">
            <text:p>4.00E-172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2E-015" calcext:value-type="float">
            <text:p>2.00E-015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4E-075" calcext:value-type="float">
            <text:p>4.00E-075</text:p>
          </table:table-cell>
          <table:table-cell table:style-name="ce3" office:value-type="float" office:value="3E-056" calcext:value-type="float">
            <text:p>3.00E-056</text:p>
          </table:table-cell>
          <table:table-cell table:style-name="ce3" office:value-type="float" office:value="4E-031" calcext:value-type="float">
            <text:p>4.00E-031</text:p>
          </table:table-cell>
          <table:table-cell table:style-name="ce3" office:value-type="float" office:value="4E-043" calcext:value-type="float">
            <text:p>4.00E-043</text:p>
          </table:table-cell>
          <table:table-cell table:style-name="ce3" office:value-type="float" office:value="7E-104" calcext:value-type="float">
            <text:p>7.00E-104</text:p>
          </table:table-cell>
          <table:table-cell table:style-name="ce3" office:value-type="float" office:value="1E-037" calcext:value-type="float">
            <text:p>1.00E-037</text:p>
          </table:table-cell>
          <table:table-cell table:style-name="ce3" office:value-type="float" office:value="3E-140" calcext:value-type="float">
            <text:p>3.00E-140</text:p>
          </table:table-cell>
          <table:table-cell table:style-name="ce3" office:value-type="float" office:value="8E-074" calcext:value-type="float">
            <text:p>8.00E-074</text:p>
          </table:table-cell>
          <table:table-cell table:style-name="ce3" office:value-type="float" office:value="6E-019" calcext:value-type="float">
            <text:p>6.00E-019</text:p>
          </table:table-cell>
          <table:table-cell table:style-name="ce3" office:value-type="float" office:value="5E-027" calcext:value-type="float">
            <text:p>5.00E-027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51" calcext:value-type="float">
            <text:p>3.00E-051</text:p>
          </table:table-cell>
          <table:table-cell table:style-name="ce3" office:value-type="float" office:value="1E-036" calcext:value-type="float">
            <text:p>1.00E-036</text:p>
          </table:table-cell>
          <table:table-cell table:style-name="ce3" office:value-type="float" office:value="2E-138" calcext:value-type="float">
            <text:p>2.00E-138</text:p>
          </table:table-cell>
          <table:table-cell table:style-name="ce3" office:value-type="float" office:value="0.0000000000002" calcext:value-type="float">
            <text:p>2.00E-013</text:p>
          </table:table-cell>
          <table:table-cell table:style-name="ce3" office:value-type="float" office:value="1E-016" calcext:value-type="float">
            <text:p>1.00E-016</text:p>
          </table:table-cell>
          <table:table-cell table:style-name="ce3" office:value-type="float" office:value="1E-095" calcext:value-type="float">
            <text:p>1.00E-0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033" calcext:value-type="float">
            <text:p>1.00E-033</text:p>
          </table:table-cell>
          <table:table-cell table:style-name="ce3" office:value-type="float" office:value="7E-020" calcext:value-type="float">
            <text:p>7.00E-020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6E-075" calcext:value-type="float">
            <text:p>6.00E-075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4E-016" calcext:value-type="float">
            <text:p>4.00E-016</text:p>
          </table:table-cell>
          <table:table-cell table:style-name="ce3" office:value-type="float" office:value="6E-057" calcext:value-type="float">
            <text:p>6.00E-057</text:p>
          </table:table-cell>
          <table:table-cell table:style-name="ce3" office:value-type="float" office:value="1E-036" calcext:value-type="float">
            <text:p>1.00E-036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style-name="ce3" office:value-type="float" office:value="3E-040" calcext:value-type="float">
            <text:p>3.00E-040</text:p>
          </table:table-cell>
          <table:table-cell table:style-name="ce3" office:value-type="float" office:value="4E-069" calcext:value-type="float">
            <text:p>4.00E-069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20" calcext:value-type="float">
            <text:p>3.00E-02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3E-071" calcext:value-type="float">
            <text:p>3.00E-071</text:p>
          </table:table-cell>
          <table:table-cell table:style-name="ce3" office:value-type="float" office:value="0.00000000009" calcext:value-type="float">
            <text:p>9.00E-011</text:p>
          </table:table-cell>
          <table:table-cell table:style-name="ce3" office:value-type="float" office:value="2E-178" calcext:value-type="float">
            <text:p>2.00E-178</text:p>
          </table:table-cell>
          <table:table-cell table:style-name="ce3" office:value-type="float" office:value="0.0000003" calcext:value-type="float">
            <text:p>3.00E-007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2E-077" calcext:value-type="float">
            <text:p>2.00E-077</text:p>
          </table:table-cell>
          <table:table-cell table:style-name="ce3" office:value-type="float" office:value="7E-060" calcext:value-type="float">
            <text:p>7.00E-060</text:p>
          </table:table-cell>
          <table:table-cell table:style-name="ce3" office:value-type="float" office:value="2E-031" calcext:value-type="float">
            <text:p>2.00E-031</text:p>
          </table:table-cell>
          <table:table-cell table:style-name="ce3" office:value-type="float" office:value="1E-028" calcext:value-type="float">
            <text:p>1.00E-028</text:p>
          </table:table-cell>
          <table:table-cell table:style-name="ce3" office:value-type="float" office:value="5E-103" calcext:value-type="float">
            <text:p>5.00E-103</text:p>
          </table:table-cell>
          <table:table-cell table:style-name="ce3" office:value-type="float" office:value="1E-035" calcext:value-type="float">
            <text:p>1.00E-035</text:p>
          </table:table-cell>
          <table:table-cell table:style-name="ce3" office:value-type="float" office:value="3E-142" calcext:value-type="float">
            <text:p>3.00E-142</text:p>
          </table:table-cell>
          <table:table-cell table:style-name="ce3" office:value-type="float" office:value="1E-066" calcext:value-type="float">
            <text:p>1.00E-066</text:p>
          </table:table-cell>
          <table:table-cell table:style-name="ce3" office:value-type="float" office:value="6E-018" calcext:value-type="float">
            <text:p>6.00E-018</text:p>
          </table:table-cell>
          <table:table-cell table:style-name="ce3" office:value-type="float" office:value="3E-022" calcext:value-type="float">
            <text:p>3.00E-022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25" calcext:value-type="float">
            <text:p>3.00E-025</text:p>
          </table:table-cell>
          <table:table-cell table:style-name="ce3" office:value-type="float" office:value="6E-037" calcext:value-type="float">
            <text:p>6.00E-037</text:p>
          </table:table-cell>
          <table:table-cell table:style-name="ce3" office:value-type="float" office:value="1E-140" calcext:value-type="float">
            <text:p>1.00E-140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1E-017" calcext:value-type="float">
            <text:p>1.00E-017</text:p>
          </table:table-cell>
          <table:table-cell table:style-name="ce3" office:value-type="float" office:value="2E-099" calcext:value-type="float">
            <text:p>2.00E-0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ce3" office:value-type="float" office:value="5E-023" calcext:value-type="float">
            <text:p>5.00E-023</text:p>
          </table:table-cell>
          <table:table-cell table:style-name="ce3" office:value-type="float" office:value="3E-084" calcext:value-type="float">
            <text:p>3.00E-084</text:p>
          </table:table-cell>
          <table:table-cell table:style-name="ce3" office:value-type="float" office:value="8E-074" calcext:value-type="float">
            <text:p>8.00E-074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2E-051" calcext:value-type="float">
            <text:p>2.00E-051</text:p>
          </table:table-cell>
          <table:table-cell table:style-name="ce3" office:value-type="float" office:value="2E-036" calcext:value-type="float">
            <text:p>2.00E-036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style-name="ce3" office:value-type="float" office:value="2E-071" calcext:value-type="float">
            <text:p>2.00E-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 office:value-type="float" office:value="8E-017" calcext:value-type="float">
            <text:p>8.00E-017</text:p>
          </table:table-cell>
          <table:table-cell table:style-name="ce3" office:value-type="float" office:value="4E-058" calcext:value-type="float">
            <text:p>4.00E-058</text:p>
          </table:table-cell>
          <table:table-cell table:style-name="ce3" office:value-type="float" office:value="0.00001" calcext:value-type="float">
            <text:p>1.00E-005</text:p>
          </table:table-cell>
          <table:table-cell table:style-name="ce3" office:value-type="float" office:value="1E-134" calcext:value-type="float">
            <text:p>1.00E-134</text:p>
          </table:table-cell>
          <table:table-cell table:style-name="ce3" office:value-type="float" office:value="0.00000000008" calcext:value-type="float">
            <text:p>8.00E-0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1" calcext:value-type="float">
            <text:p>1.00E-012</text:p>
          </table:table-cell>
          <table:table-cell table:style-name="ce3" office:value-type="float" office:value="0.00000000007" calcext:value-type="float">
            <text:p>7.00E-011</text:p>
          </table:table-cell>
          <table:table-cell table:style-name="ce3" office:value-type="float" office:value="0.0000006" calcext:value-type="float">
            <text:p>6.00E-007</text:p>
          </table:table-cell>
          <table:table-cell table:style-name="ce3" office:value-type="float" office:value="1E-063" calcext:value-type="float">
            <text:p>1.00E-063</text:p>
          </table:table-cell>
          <table:table-cell table:style-name="ce3" office:value-type="float" office:value="0.000000003" calcext:value-type="float">
            <text:p>3.00E-009</text:p>
          </table:table-cell>
          <table:table-cell table:style-name="ce3" office:value-type="float" office:value="1E-040" calcext:value-type="float">
            <text:p>1.00E-040</text:p>
          </table:table-cell>
          <table:table-cell table:style-name="ce3" office:value-type="float" office:value="4E-028" calcext:value-type="float">
            <text:p>4.00E-0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5E-039" calcext:value-type="float">
            <text:p>5.00E-039</text:p>
          </table:table-cell>
          <table:table-cell table:style-name="ce3" office:value-type="float" office:value="2E-035" calcext:value-type="float">
            <text:p>2.00E-035</text:p>
          </table:table-cell>
          <table:table-cell table:style-name="ce3" office:value-type="float" office:value="7E-046" calcext:value-type="float">
            <text:p>7.00E-046</text:p>
          </table:table-cell>
          <table:table-cell table:style-name="ce3" office:value-type="float" office:value="2E-019" calcext:value-type="float">
            <text:p>2.00E-019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38" calcext:value-type="float">
            <text:p>6.00E-038</text:p>
          </table:table-cell>
          <table:table-cell table:style-name="ce3" office:value-type="float" office:value="7E-090" calcext:value-type="float">
            <text:p>7.00E-090</text:p>
          </table:table-cell>
          <table:table-cell table:style-name="ce3" office:value-type="float" office:value="2E-037" calcext:value-type="float">
            <text:p>2.00E-037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0.0000000000004" calcext:value-type="float">
            <text:p>4.00E-013</text:p>
          </table:table-cell>
          <table:table-cell table:style-name="ce3" office:value-type="float" office:value="2E-082" calcext:value-type="float">
            <text:p>2.00E-082</text:p>
          </table:table-cell>
          <table:table-cell table:style-name="ce3" office:value-type="float" office:value="4E-177" calcext:value-type="float">
            <text:p>4.00E-177</text:p>
          </table:table-cell>
          <table:table-cell table:style-name="ce3" office:value-type="float" office:value="2E-038" calcext:value-type="float">
            <text:p>2.00E-038</text:p>
          </table:table-cell>
          <table:table-cell table:style-name="ce3" office:value-type="float" office:value="0.000000000001" calcext:value-type="float">
            <text:p>1.00E-012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59" calcext:value-type="float">
            <text:p>9.00E-059</text:p>
          </table:table-cell>
          <table:table-cell table:style-name="ce3" office:value-type="float" office:value="5E-021" calcext:value-type="float">
            <text:p>5.00E-021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7E-021" calcext:value-type="float">
            <text:p>7.00E-021</text:p>
          </table:table-cell>
          <table:table-cell table:style-name="ce3" office:value-type="float" office:value="4E-051" calcext:value-type="float">
            <text:p>4.00E-051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style-name="ce3" office:value-type="float" office:value="3E-048" calcext:value-type="float">
            <text:p>3.00E-048</text:p>
          </table:table-cell>
          <table:table-cell table:style-name="ce3" office:value-type="float" office:value="5E-024" calcext:value-type="float">
            <text:p>5.00E-024</text:p>
          </table:table-cell>
          <table:table-cell table:style-name="ce3" office:value-type="float" office:value="3E-098" calcext:value-type="float">
            <text:p>3.00E-098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2E-017" calcext:value-type="float">
            <text:p>2.00E-017</text:p>
          </table:table-cell>
          <table:table-cell table:style-name="ce3" office:value-type="float" office:value="2E-091" calcext:value-type="float">
            <text:p>2.00E-091</text:p>
          </table:table-cell>
          <table:table-cell table:style-name="ce3" office:value-type="float" office:value="1E-060" calcext:value-type="float">
            <text:p>1.00E-060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4E-146" calcext:value-type="float">
            <text:p>4.00E-146</text:p>
          </table:table-cell>
          <table:table-cell table:style-name="ce3" office:value-type="float" office:value="9E-031" calcext:value-type="float">
            <text:p>9.00E-031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5" calcext:value-type="float">
            <text:p>5.00E-006</text:p>
          </table:table-cell>
          <table:table-cell table:style-name="ce3" office:value-type="float" office:value="9E-022" calcext:value-type="float">
            <text:p>9.00E-022</text:p>
          </table:table-cell>
          <table:table-cell table:style-name="ce3" office:value-type="float" office:value="8E-026" calcext:value-type="float">
            <text:p>8.00E-026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1E-096" calcext:value-type="float">
            <text:p>1.00E-096</text:p>
          </table:table-cell>
          <table:table-cell table:style-name="ce3" office:value-type="float" office:value="7E-023" calcext:value-type="float">
            <text:p>7.00E-023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1E-023" calcext:value-type="float">
            <text:p>1.00E-023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21" calcext:value-type="float">
            <text:p>6.00E-021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1E-041" calcext:value-type="float">
            <text:p>1.00E-041</text:p>
          </table:table-cell>
          <table:table-cell table:style-name="ce3" office:value-type="float" office:value="6E-018" calcext:value-type="float">
            <text:p>6.00E-018</text:p>
          </table:table-cell>
          <table:table-cell table:style-name="ce3" office:value-type="float" office:value="0.000000007" calcext:value-type="float">
            <text:p>7.00E-009</text:p>
          </table:table-cell>
          <table:table-cell table:style-name="ce3" office:value-type="float" office:value="2E-067" calcext:value-type="float">
            <text:p>2.00E-0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E-017" calcext:value-type="float">
            <text:p>9.00E-017</text:p>
          </table:table-cell>
          <table:table-cell table:style-name="ce3" office:value-type="float" office:value="8E-018" calcext:value-type="float">
            <text:p>8.00E-018</text:p>
          </table:table-cell>
          <table:table-cell table:style-name="ce3" office:value-type="float" office:value="1E-063" calcext:value-type="float">
            <text:p>1.00E-063</text:p>
          </table:table-cell>
          <table:table-cell table:style-name="ce3" office:value-type="float" office:value="3E-067" calcext:value-type="float">
            <text:p>3.00E-067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6E-049" calcext:value-type="float">
            <text:p>6.00E-049</text:p>
          </table:table-cell>
          <table:table-cell table:style-name="ce3" office:value-type="float" office:value="1E-024" calcext:value-type="float">
            <text:p>1.00E-024</text:p>
          </table:table-cell>
          <table:table-cell table:style-name="ce3" office:value-type="float" office:value="3E-044" calcext:value-type="float">
            <text:p>3.00E-044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style-name="ce3" office:value-type="float" office:value="0.000001" calcext:value-type="float">
            <text:p>1.00E-0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E-173" calcext:value-type="float">
            <text:p>9.00E-173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4E-043" calcext:value-type="float">
            <text:p>4.00E-0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38" calcext:value-type="float">
            <text:p>2.00E-138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0.000000000001" calcext:value-type="float">
            <text:p>1.00E-012</text:p>
          </table:table-cell>
          <table:table-cell table:style-name="ce3" office:value-type="float" office:value="0.0000008" calcext:value-type="float">
            <text:p>8.00E-007</text:p>
          </table:table-cell>
          <table:table-cell table:style-name="ce3" office:value-type="float" office:value="1E-144" calcext:value-type="float">
            <text:p>1.00E-144</text:p>
          </table:table-cell>
          <table:table-cell table:style-name="ce3" office:value-type="float" office:value="3E-165" calcext:value-type="float">
            <text:p>3.00E-165</text:p>
          </table:table-cell>
          <table:table-cell table:style-name="ce3" office:value-type="float" office:value="2E-041" calcext:value-type="float">
            <text:p>2.00E-041</text:p>
          </table:table-cell>
          <table:table-cell table:style-name="ce3" office:value-type="float" office:value="3E-025" calcext:value-type="float">
            <text:p>3.00E-025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5E-016" calcext:value-type="float">
            <text:p>5.00E-016</text:p>
          </table:table-cell>
          <table:table-cell table:style-name="ce3" office:value-type="float" office:value="4E-142" calcext:value-type="float">
            <text:p>4.00E-1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45" calcext:value-type="float">
            <text:p>2.00E-045</text:p>
          </table:table-cell>
          <table:table-cell table:style-name="ce3" office:value-type="float" office:value="5E-016" calcext:value-type="float">
            <text:p>5.00E-016</text:p>
          </table:table-cell>
          <table:table-cell office:value-type="string" calcext:value-type="string">
            <text:p>NO</text:p>
          </table:table-cell>
          <table:table-cell table:style-name="ce3" office:value-type="float" office:value="9E-025" calcext:value-type="float">
            <text:p>9.00E-025</text:p>
          </table:table-cell>
          <table:table-cell table:style-name="ce3" office:value-type="float" office:value="3E-081" calcext:value-type="float">
            <text:p>3.00E-081</text:p>
          </table:table-cell>
          <table:table-cell table:style-name="ce3" office:value-type="float" office:value="2E-140" calcext:value-type="float">
            <text:p>2.00E-140</text:p>
          </table:table-cell>
          <table:table-cell table:style-name="ce3" office:value-type="float" office:value="4E-024" calcext:value-type="float">
            <text:p>4.00E-024</text:p>
          </table:table-cell>
          <table:table-cell table:style-name="ce3" office:value-type="float" office:value="0.0000000003" calcext:value-type="float">
            <text:p>3.00E-010</text:p>
          </table:table-cell>
          <table:table-cell table:style-name="ce3" office:value-type="float" office:value="5E-087" calcext:value-type="float">
            <text:p>5.00E-087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2E-027" calcext:value-type="float">
            <text:p>2.00E-027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1E-060" calcext:value-type="float">
            <text:p>1.00E-060</text:p>
          </table:table-cell>
          <table:table-cell table:style-name="ce3" office:value-type="float" office:value="2E-055" calcext:value-type="float">
            <text:p>2.00E-055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1E-056" calcext:value-type="float">
            <text:p>1.00E-056</text:p>
          </table:table-cell>
          <table:table-cell table:style-name="ce3" office:value-type="float" office:value="0.00000003" calcext:value-type="float">
            <text:p>3.00E-008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style-name="ce3" office:value-type="float" office:value="0.000005" calcext:value-type="float">
            <text:p>5.00E-0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172" calcext:value-type="float">
            <text:p>2.00E-172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9E-036" calcext:value-type="float">
            <text:p>9.00E-0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E-139" calcext:value-type="float">
            <text:p>4.00E-139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0.0000007" calcext:value-type="float">
            <text:p>7.00E-007</text:p>
          </table:table-cell>
          <table:table-cell table:style-name="ce3" office:value-type="float" office:value="0.00000000001" calcext:value-type="float">
            <text:p>1.00E-011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0.0000003" calcext:value-type="float">
            <text:p>3.00E-007</text:p>
          </table:table-cell>
          <table:table-cell table:style-name="ce3" office:value-type="float" office:value="2E-163" calcext:value-type="float">
            <text:p>2.00E-163</text:p>
          </table:table-cell>
          <table:table-cell table:style-name="ce3" office:value-type="float" office:value="1E-152" calcext:value-type="float">
            <text:p>1.00E-152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6E-025" calcext:value-type="float">
            <text:p>6.00E-025</text:p>
          </table:table-cell>
          <table:table-cell table:style-name="ce3" office:value-type="float" office:value="0.000000000007" calcext:value-type="float">
            <text:p>7.00E-012</text:p>
          </table:table-cell>
          <table:table-cell table:style-name="ce3" office:value-type="float" office:value="0.0000000000003" calcext:value-type="float">
            <text:p>3.00E-013</text:p>
          </table:table-cell>
          <table:table-cell table:style-name="ce3" office:value-type="float" office:value="5E-038" calcext:value-type="float">
            <text:p>5.00E-0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E-049" calcext:value-type="float">
            <text:p>5.00E-049</text:p>
          </table:table-cell>
          <table:table-cell table:style-name="ce3" office:value-type="float" office:value="6E-017" calcext:value-type="float">
            <text:p>6.00E-017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23" calcext:value-type="float">
            <text:p>2.00E-023</text:p>
          </table:table-cell>
          <table:table-cell table:style-name="ce3" office:value-type="float" office:value="7E-087" calcext:value-type="float">
            <text:p>7.00E-087</text:p>
          </table:table-cell>
          <table:table-cell table:style-name="ce3" office:value-type="float" office:value="2E-037" calcext:value-type="float">
            <text:p>2.00E-037</text:p>
          </table:table-cell>
          <table:table-cell table:style-name="ce3" office:value-type="float" office:value="5E-027" calcext:value-type="float">
            <text:p>5.00E-027</text:p>
          </table:table-cell>
          <table:table-cell table:style-name="ce3" office:value-type="float" office:value="0.0000000003" calcext:value-type="float">
            <text:p>3.00E-010</text:p>
          </table:table-cell>
          <table:table-cell table:style-name="ce3" office:value-type="float" office:value="2E-086" calcext:value-type="float">
            <text:p>2.00E-086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2E-026" calcext:value-type="float">
            <text:p>2.00E-026</text:p>
          </table:table-cell>
          <table:table-cell table:style-name="ce3" office:value-type="float" office:value="0.0000000004" calcext:value-type="float">
            <text:p>4.00E-010</text:p>
          </table:table-cell>
          <table:table-cell table:style-name="ce3" office:value-type="float" office:value="3E-060" calcext:value-type="float">
            <text:p>3.00E-060</text:p>
          </table:table-cell>
          <table:table-cell table:style-name="ce3" office:value-type="float" office:value="4E-056" calcext:value-type="float">
            <text:p>4.00E-056</text:p>
          </table:table-cell>
          <table:table-cell table:style-name="ce3" office:value-type="float" office:value="8E-023" calcext:value-type="float">
            <text:p>8.00E-023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5E-050" calcext:value-type="float">
            <text:p>5.00E-050</text:p>
          </table:table-cell>
          <table:table-cell table:style-name="ce3" office:value-type="float" office:value="0.0000001" calcext:value-type="float">
            <text:p>1.00E-007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style-name="ce3" office:value-type="float" office:value="0.00000003" calcext:value-type="float">
            <text:p>3.00E-0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151" calcext:value-type="float">
            <text:p>1.00E-151</text:p>
          </table:table-cell>
          <table:table-cell table:style-name="ce3" office:value-type="float" office:value="0.00000000000001" calcext:value-type="float">
            <text:p>1.00E-014</text:p>
          </table:table-cell>
          <table:table-cell table:style-name="ce3" office:value-type="float" office:value="8E-050" calcext:value-type="float">
            <text:p>8.00E-050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1E-096" calcext:value-type="float">
            <text:p>1.00E-096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1E-017" calcext:value-type="float">
            <text:p>1.00E-017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0.0000000000004" calcext:value-type="float">
            <text:p>4.00E-013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1E-092" calcext:value-type="float">
            <text:p>1.00E-092</text:p>
          </table:table-cell>
          <table:table-cell table:style-name="ce3" office:value-type="float" office:value="6E-100" calcext:value-type="float">
            <text:p>6.00E-100</text:p>
          </table:table-cell>
          <table:table-cell table:style-name="ce3" office:value-type="float" office:value="3E-034" calcext:value-type="float">
            <text:p>3.00E-034</text:p>
          </table:table-cell>
          <table:table-cell table:style-name="ce3" office:value-type="float" office:value="2E-026" calcext:value-type="float">
            <text:p>2.00E-026</text:p>
          </table:table-cell>
          <table:table-cell table:style-name="ce3" office:value-type="float" office:value="6E-143" calcext:value-type="float">
            <text:p>6.00E-143</text:p>
          </table:table-cell>
          <table:table-cell table:style-name="ce3" office:value-type="float" office:value="1E-050" calcext:value-type="float">
            <text:p>1.00E-050</text:p>
          </table:table-cell>
          <table:table-cell table:style-name="ce3" office:value-type="float" office:value="5E-143" calcext:value-type="float">
            <text:p>5.00E-143</text:p>
          </table:table-cell>
          <table:table-cell table:style-name="ce3" office:value-type="float" office:value="2E-145" calcext:value-type="float">
            <text:p>2.00E-145</text:p>
          </table:table-cell>
          <table:table-cell table:style-name="ce3" office:value-type="float" office:value="1E-023" calcext:value-type="float">
            <text:p>1.00E-023</text:p>
          </table:table-cell>
          <table:table-cell table:style-name="ce3" office:value-type="float" office:value="0.0000000007" calcext:value-type="float">
            <text:p>7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1E-115" calcext:value-type="float">
            <text:p>1.00E-115</text:p>
          </table:table-cell>
          <table:table-cell table:style-name="ce3" office:value-type="float" office:value="3E-139" calcext:value-type="float">
            <text:p>3.00E-139</text:p>
          </table:table-cell>
          <table:table-cell table:style-name="ce3" office:value-type="float" office:value="5E-025" calcext:value-type="float">
            <text:p>5.00E-025</text:p>
          </table:table-cell>
          <table:table-cell table:style-name="ce3" office:value-type="float" office:value="8E-015" calcext:value-type="float">
            <text:p>8.00E-015</text:p>
          </table:table-cell>
          <table:table-cell table:style-name="ce3" office:value-type="float" office:value="1E-092" calcext:value-type="float">
            <text:p>1.00E-092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3E-029" calcext:value-type="float">
            <text:p>3.00E-029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7E-073" calcext:value-type="float">
            <text:p>7.00E-073</text:p>
          </table:table-cell>
          <table:table-cell table:style-name="ce3" office:value-type="float" office:value="1E-062" calcext:value-type="float">
            <text:p>1.00E-062</text:p>
          </table:table-cell>
          <table:table-cell table:style-name="ce3" office:value-type="float" office:value="4E-021" calcext:value-type="float">
            <text:p>4.00E-021</text:p>
          </table:table-cell>
          <table:table-cell table:style-name="ce3" office:value-type="float" office:value="0.00000000005" calcext:value-type="float">
            <text:p>5.00E-011</text:p>
          </table:table-cell>
          <table:table-cell table:style-name="ce3" office:value-type="float" office:value="5E-061" calcext:value-type="float">
            <text:p>5.00E-061</text:p>
          </table:table-cell>
          <table:table-cell table:style-name="ce3" office:value-type="float" office:value="3E-049" calcext:value-type="float">
            <text:p>3.00E-049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style-name="ce3" office:value-type="float" office:value="3E-048" calcext:value-type="float">
            <text:p>3.00E-048</text:p>
          </table:table-cell>
          <table:table-cell table:style-name="ce3" office:value-type="float" office:value="1E-031" calcext:value-type="float">
            <text:p>1.00E-031</text:p>
          </table:table-cell>
          <table:table-cell table:style-name="ce3" office:value-type="float" office:value="2E-081" calcext:value-type="float">
            <text:p>2.00E-081</text:p>
          </table:table-cell>
          <table:table-cell table:style-name="ce3" office:value-type="float" office:value="4E-024" calcext:value-type="float">
            <text:p>4.00E-024</text:p>
          </table:table-cell>
          <table:table-cell table:style-name="ce3" office:value-type="float" office:value="5E-017" calcext:value-type="float">
            <text:p>5.00E-017</text:p>
          </table:table-cell>
          <table:table-cell table:style-name="ce3" office:value-type="float" office:value="4E-094" calcext:value-type="float">
            <text:p>4.00E-094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1E-148" calcext:value-type="float">
            <text:p>1.00E-148</text:p>
          </table:table-cell>
          <table:table-cell table:style-name="ce3" office:value-type="float" office:value="7E-034" calcext:value-type="float">
            <text:p>7.00E-034</text:p>
          </table:table-cell>
          <table:table-cell table:style-name="ce3" office:value-type="float" office:value="0.00000000006" calcext:value-type="float">
            <text:p>6.00E-011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9E-021" calcext:value-type="float">
            <text:p>9.00E-021</text:p>
          </table:table-cell>
          <table:table-cell table:style-name="ce3" office:value-type="float" office:value="3E-024" calcext:value-type="float">
            <text:p>3.00E-024</text:p>
          </table:table-cell>
          <table:table-cell table:style-name="ce3" office:value-type="float" office:value="3E-094" calcext:value-type="float">
            <text:p>3.00E-094</text:p>
          </table:table-cell>
          <table:table-cell table:style-name="ce3" office:value-type="float" office:value="1E-029" calcext:value-type="float">
            <text:p>1.00E-029</text:p>
          </table:table-cell>
          <table:table-cell table:style-name="ce3" office:value-type="float" office:value="7E-041" calcext:value-type="float">
            <text:p>7.00E-041</text:p>
          </table:table-cell>
          <table:table-cell table:style-name="ce3" office:value-type="float" office:value="7E-025" calcext:value-type="float">
            <text:p>7.00E-025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ce3" office:value-type="float" office:value="0.000004" calcext:value-type="float">
            <text:p>4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3" calcext:value-type="float">
            <text:p>1.00E-023</text:p>
          </table:table-cell>
          <table:table-cell table:style-name="ce3" office:value-type="float" office:value="9E-023" calcext:value-type="float">
            <text:p>9.00E-023</text:p>
          </table:table-cell>
          <table:table-cell table:style-name="ce3" office:value-type="float" office:value="3E-041" calcext:value-type="float">
            <text:p>3.00E-041</text:p>
          </table:table-cell>
          <table:table-cell table:style-name="ce3" office:value-type="float" office:value="3E-018" calcext:value-type="float">
            <text:p>3.00E-018</text:p>
          </table:table-cell>
          <table:table-cell table:style-name="ce3" office:value-type="float" office:value="0.000000007" calcext:value-type="float">
            <text:p>7.00E-009</text:p>
          </table:table-cell>
          <table:table-cell table:style-name="ce3" office:value-type="float" office:value="7E-068" calcext:value-type="float">
            <text:p>7.00E-0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E-018" calcext:value-type="float">
            <text:p>2.00E-018</text:p>
          </table:table-cell>
          <table:table-cell table:style-name="ce3" office:value-type="float" office:value="8E-020" calcext:value-type="float">
            <text:p>8.00E-020</text:p>
          </table:table-cell>
          <table:table-cell table:style-name="ce3" office:value-type="float" office:value="5E-065" calcext:value-type="float">
            <text:p>5.00E-06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2E-048" calcext:value-type="float">
            <text:p>2.00E-048</text:p>
          </table:table-cell>
          <table:table-cell table:style-name="ce3" office:value-type="float" office:value="2E-025" calcext:value-type="float">
            <text:p>2.00E-025</text:p>
          </table:table-cell>
          <table:table-cell table:style-name="ce3" office:value-type="float" office:value="3E-044" calcext:value-type="float">
            <text:p>3.00E-044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style-name="ce3" office:value-type="float" office:value="0.000004" calcext:value-type="float">
            <text:p>4.00E-0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174" calcext:value-type="float">
            <text:p>7.00E-174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6E-057" calcext:value-type="float">
            <text:p>6.00E-057</text:p>
          </table:table-cell>
          <table:table-cell table:style-name="ce3" office:value-type="float" office:value="6E-032" calcext:value-type="float">
            <text:p>6.00E-032</text:p>
          </table:table-cell>
          <table:table-cell table:style-name="ce3" office:value-type="float" office:value="2E-132" calcext:value-type="float">
            <text:p>2.00E-132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5" calcext:value-type="float">
            <text:p>5.00E-014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6" calcext:value-type="float">
            <text:p>6.00E-006</text:p>
          </table:table-cell>
          <table:table-cell table:style-name="ce3" office:value-type="float" office:value="8E-077" calcext:value-type="float">
            <text:p>8.00E-077</text:p>
          </table:table-cell>
          <table:table-cell table:style-name="ce3" office:value-type="float" office:value="9E-145" calcext:value-type="float">
            <text:p>9.00E-145</text:p>
          </table:table-cell>
          <table:table-cell table:style-name="ce3" office:value-type="float" office:value="1E-021" calcext:value-type="float">
            <text:p>1.00E-021</text:p>
          </table:table-cell>
          <table:table-cell table:style-name="ce3" office:value-type="float" office:value="6E-025" calcext:value-type="float">
            <text:p>6.00E-0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1E-049" calcext:value-type="float">
            <text:p>1.00E-0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046" calcext:value-type="float">
            <text:p>7.00E-046</text:p>
          </table:table-cell>
          <table:table-cell table:style-name="ce3"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table:style-name="ce3" office:value-type="float" office:value="6E-019" calcext:value-type="float">
            <text:p>6.00E-019</text:p>
          </table:table-cell>
          <table:table-cell table:style-name="ce3" office:value-type="float" office:value="3E-070" calcext:value-type="float">
            <text:p>3.00E-070</text:p>
          </table:table-cell>
          <table:table-cell table:style-name="ce3" office:value-type="float" office:value="1E-050" calcext:value-type="float">
            <text:p>1.00E-050</text:p>
          </table:table-cell>
          <table:table-cell table:style-name="ce3" office:value-type="float" office:value="3E-028" calcext:value-type="float">
            <text:p>3.00E-028</text:p>
          </table:table-cell>
          <table:table-cell table:style-name="ce3" office:value-type="float" office:value="0.00000000008" calcext:value-type="float">
            <text:p>8.00E-011</text:p>
          </table:table-cell>
          <table:table-cell table:style-name="ce3" office:value-type="float" office:value="3E-086" calcext:value-type="float">
            <text:p>3.00E-086</text:p>
          </table:table-cell>
          <table:table-cell table:style-name="ce3" office:value-type="float" office:value="4E-175" calcext:value-type="float">
            <text:p>4.00E-175</text:p>
          </table:table-cell>
          <table:table-cell table:style-name="ce3" office:value-type="float" office:value="1E-030" calcext:value-type="float">
            <text:p>1.00E-030</text:p>
          </table:table-cell>
          <table:table-cell table:style-name="ce3" office:value-type="float" office:value="0.000000003" calcext:value-type="float">
            <text:p>3.00E-009</text:p>
          </table:table-cell>
          <table:table-cell table:style-name="ce3" office:value-type="float" office:value="3E-046" calcext:value-type="float">
            <text:p>3.00E-046</text:p>
          </table:table-cell>
          <table:table-cell table:style-name="ce3" office:value-type="float" office:value="8E-060" calcext:value-type="float">
            <text:p>8.00E-060</text:p>
          </table:table-cell>
          <table:table-cell table:style-name="ce3" office:value-type="float" office:value="0.00000000004" calcext:value-type="float">
            <text:p>4.00E-011</text:p>
          </table:table-cell>
          <table:table-cell table:style-name="ce3" office:value-type="float" office:value="1E-032" calcext:value-type="float">
            <text:p>1.00E-032</text:p>
          </table:table-cell>
          <table:table-cell table:style-name="ce3" office:value-type="float" office:value="2E-062" calcext:value-type="float">
            <text:p>2.00E-062</text:p>
          </table:table-cell>
          <table:table-cell table:style-name="ce3" office:value-type="float" office:value="7E-047" calcext:value-type="float">
            <text:p>7.00E-047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style-name="ce3" office:value-type="float" office:value="1E-054" calcext:value-type="float">
            <text:p>1.00E-054</text:p>
          </table:table-cell>
          <table:table-cell table:style-name="ce3" office:value-type="float" office:value="1E-119" calcext:value-type="float">
            <text:p>1.00E-119</text:p>
          </table:table-cell>
          <table:table-cell table:style-name="ce3" office:value-type="float" office:value="9E-087" calcext:value-type="float">
            <text:p>9.00E-087</text:p>
          </table:table-cell>
          <table:table-cell table:style-name="ce3" office:value-type="float" office:value="0.000000000001" calcext:value-type="float">
            <text:p>1.00E-012</text:p>
          </table:table-cell>
          <table:table-cell table:style-name="ce3" office:value-type="float" office:value="1E-016" calcext:value-type="float">
            <text:p>1.00E-016</text:p>
          </table:table-cell>
          <table:table-cell table:style-name="ce3" office:value-type="float" office:value="6E-105" calcext:value-type="float">
            <text:p>6.00E-105</text:p>
          </table:table-cell>
          <table:table-cell table:style-name="ce3" office:value-type="float" office:value="1E-068" calcext:value-type="float">
            <text:p>1.00E-068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2E-162" calcext:value-type="float">
            <text:p>2.00E-162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0.000000000003" calcext:value-type="float">
            <text:p>3.00E-012</text:p>
          </table:table-cell>
          <table:table-cell table:style-name="ce3" office:value-type="float" office:value="4E-045" calcext:value-type="float">
            <text:p>4.00E-045</text:p>
          </table:table-cell>
          <table:table-cell table:style-name="ce3" office:value-type="float" office:value="4E-025" calcext:value-type="float">
            <text:p>4.00E-025</text:p>
          </table:table-cell>
          <table:table-cell table:style-name="ce3" office:value-type="float" office:value="6E-053" calcext:value-type="float">
            <text:p>6.00E-053</text:p>
          </table:table-cell>
          <table:table-cell table:style-name="ce3" office:value-type="float" office:value="1E-020" calcext:value-type="float">
            <text:p>1.00E-020</text:p>
          </table:table-cell>
          <table:table-cell table:style-name="ce3" office:value-type="float" office:value="4E-050" calcext:value-type="float">
            <text:p>4.00E-050</text:p>
          </table:table-cell>
          <table:table-cell table:style-name="ce3" office:value-type="float" office:value="5E-091" calcext:value-type="float">
            <text:p>5.00E-091</text:p>
          </table:table-cell>
          <table:table-cell table:style-name="ce3" office:value-type="float" office:value="1E-039" calcext:value-type="float">
            <text:p>1.00E-039</text:p>
          </table:table-cell>
          <table:table-cell table:style-name="ce3" office:value-type="float" office:value="4E-140" calcext:value-type="float">
            <text:p>4.00E-140</text:p>
          </table:table-cell>
          <table:table-cell table:style-name="ce3" office:value-type="float" office:value="3E-033" calcext:value-type="float">
            <text:p>3.00E-033</text:p>
          </table:table-cell>
          <table:table-cell table:style-name="ce3" office:value-type="float" office:value="7E-015" calcext:value-type="float">
            <text:p>7.00E-015</text:p>
          </table:table-cell>
          <table:table-cell table:style-name="ce3" office:value-type="float" office:value="2E-021" calcext:value-type="float">
            <text:p>2.00E-021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31" calcext:value-type="float">
            <text:p>4.00E-031</text:p>
          </table:table-cell>
          <table:table-cell table:style-name="ce3" office:value-type="float" office:value="4E-123" calcext:value-type="float">
            <text:p>4.00E-123</text:p>
          </table:table-cell>
          <table:table-cell table:style-name="ce3" office:value-type="float" office:value="4E-140" calcext:value-type="float">
            <text:p>4.00E-140</text:p>
          </table:table-cell>
          <table:table-cell table:style-name="ce3" office:value-type="float" office:value="4E-037" calcext:value-type="float">
            <text:p>4.00E-037</text:p>
          </table:table-cell>
          <table:table-cell table:style-name="ce3" office:value-type="float" office:value="4E-017" calcext:value-type="float">
            <text:p>4.00E-017</text:p>
          </table:table-cell>
          <table:table-cell table:style-name="ce3" office:value-type="float" office:value="9E-090" calcext:value-type="float">
            <text:p>9.00E-0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E-057" calcext:value-type="float">
            <text:p>7.00E-057</text:p>
          </table:table-cell>
          <table:table-cell table:style-name="ce3" office:value-type="float" office:value="0.00000000002" calcext:value-type="float">
            <text:p>2.00E-011</text:p>
          </table:table-cell>
          <table:table-cell table:style-name="ce3" office:value-type="float" office:value="1E-081" calcext:value-type="float">
            <text:p>1.00E-081</text:p>
          </table:table-cell>
          <table:table-cell table:style-name="ce3" office:value-type="float" office:value="6E-083" calcext:value-type="float">
            <text:p>6.00E-083</text:p>
          </table:table-cell>
          <table:table-cell table:style-name="ce3" office:value-type="float" office:value="0.00000000006" calcext:value-type="float">
            <text:p>6.00E-011</text:p>
          </table:table-cell>
          <table:table-cell table:style-name="ce3" office:value-type="float" office:value="0.000000000004" calcext:value-type="float">
            <text:p>4.00E-012</text:p>
          </table:table-cell>
          <table:table-cell table:style-name="ce3" office:value-type="float" office:value="9E-056" calcext:value-type="float">
            <text:p>9.00E-056</text:p>
          </table:table-cell>
          <table:table-cell table:style-name="ce3" office:value-type="float" office:value="1E-068" calcext:value-type="float">
            <text:p>1.00E-068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style-name="ce3" office:value-type="float" office:value="3E-031" calcext:value-type="float">
            <text:p>3.00E-0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E-131" calcext:value-type="float">
            <text:p>1.00E-131</text:p>
          </table:table-cell>
          <table:table-cell table:style-name="ce3" office:value-type="float" office:value="3E-015" calcext:value-type="float">
            <text:p>3.00E-015</text:p>
          </table:table-cell>
          <table:table-cell table:style-name="ce3" office:value-type="float" office:value="1E-022" calcext:value-type="float">
            <text:p>1.00E-022</text:p>
          </table:table-cell>
          <table:table-cell table:style-name="ce3" office:value-type="float" office:value="0.000000003" calcext:value-type="float">
            <text:p>3.00E-009</text:p>
          </table:table-cell>
          <table:table-cell table:style-name="ce3" office:value-type="float" office:value="1E-130" calcext:value-type="float">
            <text:p>1.00E-130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4E-150" calcext:value-type="float">
            <text:p>4.00E-150</text:p>
          </table:table-cell>
          <table:table-cell table:style-name="ce3" office:value-type="float" office:value="0.00000000004" calcext:value-type="float">
            <text:p>4.00E-011</text:p>
          </table:table-cell>
          <table:table-cell table:number-columns-repeated="2" table:style-name="ce3" office:value-type="float" office:value="0.000000000002" calcext:value-type="float">
            <text:p>2.00E-012</text:p>
          </table:table-cell>
          <table:table-cell table:style-name="ce3" office:value-type="float" office:value="5E-088" calcext:value-type="float">
            <text:p>5.00E-088</text:p>
          </table:table-cell>
          <table:table-cell table:style-name="ce3" office:value-type="float" office:value="9E-074" calcext:value-type="float">
            <text:p>9.00E-074</text:p>
          </table:table-cell>
          <table:table-cell table:style-name="ce3" office:value-type="float" office:value="3E-031" calcext:value-type="float">
            <text:p>3.00E-031</text:p>
          </table:table-cell>
          <table:table-cell table:style-name="ce3" office:value-type="float" office:value="9E-026" calcext:value-type="float">
            <text:p>9.00E-026</text:p>
          </table:table-cell>
          <table:table-cell table:style-name="ce3" office:value-type="float" office:value="8E-112" calcext:value-type="float">
            <text:p>8.00E-112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2E-037" calcext:value-type="float">
            <text:p>2.00E-037</text:p>
          </table:table-cell>
          <table:table-cell table:style-name="ce3" office:value-type="float" office:value="5E-159" calcext:value-type="float">
            <text:p>5.00E-159</text:p>
          </table:table-cell>
          <table:table-cell table:style-name="ce3" office:value-type="float" office:value="4E-017" calcext:value-type="float">
            <text:p>4.00E-017</text:p>
          </table:table-cell>
          <table:table-cell table:style-name="ce3" office:value-type="float" office:value="9E-020" calcext:value-type="float">
            <text:p>9.00E-020</text:p>
          </table:table-cell>
          <table:table-cell office:value-type="string" calcext:value-type="string">
            <text:p>NO</text:p>
          </table:table-cell>
          <table:table-cell table:style-name="ce3" office:value-type="float" office:value="4E-038" calcext:value-type="float">
            <text:p>4.00E-038</text:p>
          </table:table-cell>
          <table:table-cell table:style-name="ce3" office:value-type="float" office:value="1E-088" calcext:value-type="float">
            <text:p>1.00E-088</text:p>
          </table:table-cell>
          <table:table-cell table:style-name="ce3" office:value-type="float" office:value="4E-036" calcext:value-type="float">
            <text:p>4.00E-036</text:p>
          </table:table-cell>
          <table:table-cell table:style-name="ce3" office:value-type="float" office:value="6E-024" calcext:value-type="float">
            <text:p>6.00E-024</text:p>
          </table:table-cell>
          <table:table-cell table:style-name="ce3" office:value-type="float" office:value="0.00000006" calcext:value-type="float">
            <text:p>6.00E-008</text:p>
          </table:table-cell>
          <table:table-cell table:style-name="ce3" office:value-type="float" office:value="5E-063" calcext:value-type="float">
            <text:p>5.00E-063</text:p>
          </table:table-cell>
          <table:table-cell table:style-name="ce3" office:value-type="float" office:value="9E-140" calcext:value-type="float">
            <text:p>9.00E-140</text:p>
          </table:table-cell>
          <table:table-cell table:style-name="ce3" office:value-type="float" office:value="2E-026" calcext:value-type="float">
            <text:p>2.00E-026</text:p>
          </table:table-cell>
          <table:table-cell table:style-name="ce3" office:value-type="float" office:value="0.00000000003" calcext:value-type="float">
            <text:p>3.00E-011</text:p>
          </table:table-cell>
          <table:table-cell table:style-name="ce3" office:value-type="float" office:value="2E-049" calcext:value-type="float">
            <text:p>2.00E-049</text:p>
          </table:table-cell>
          <table:table-cell table:style-name="ce3" office:value-type="float" office:value="4E-058" calcext:value-type="float">
            <text:p>4.00E-058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0002" calcext:value-type="float">
            <text:p>2.00E-012</text:p>
          </table:table-cell>
          <table:table-cell table:style-name="ce3" office:value-type="float" office:value="1E-043" calcext:value-type="float">
            <text:p>1.00E-043</text:p>
          </table:table-cell>
          <table:table-cell table:style-name="ce3" office:value-type="float" office:value="7E-031" calcext:value-type="float">
            <text:p>7.00E-031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56:57.665060860</dc:date>
    <meta:document-statistic meta:table-count="1" meta:cell-count="1521" meta:object-count="0"/>
    <meta:generator>LibreOffice/4.2.4.2$Linux_X86_64 LibreOffice_project/420m0$Build-2</meta:generator>
  </office:meta>
</office:document-meta>
</file>